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4mm"/>
    </style:style>
    <style:style style:name="co2" style:family="table-column">
      <style:table-column-properties fo:break-before="auto" style:column-width="40.83mm"/>
    </style:style>
    <style:style style:name="co3" style:family="table-column">
      <style:table-column-properties fo:break-before="auto" style:column-width="44.9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7.5mm"/>
    </style:style>
    <style:style style:name="co6" style:family="table-column">
      <style:table-column-properties fo:break-before="auto" style:column-width="24.24mm"/>
    </style:style>
    <style:style style:name="co7" style:family="table-column">
      <style:table-column-properties fo:break-before="auto" style:column-width="30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/>
          <table:table-cell office:value-type="string" calcext:value-type="string">
            <text:p>X1 – Reductor</text:p>
          </table:table-cell>
          <table:table-cell office:value-type="string" calcext:value-type="string">
            <text:p>X2 – Reductor</text:p>
          </table:table-cell>
          <table:table-cell office:value-type="string" calcext:value-type="string">
            <text:p>X3 – Reductor</text:p>
          </table:table-cell>
        </table:table-row>
        <table:table-row table:style-name="ro1">
          <table:table-cell office:value-type="float" office:value="58.4541667075" calcext:value-type="float">
            <text:p>58,4541667075</text:p>
          </table:table-cell>
          <table:table-cell office:value-type="float" office:value="34.4708484622" calcext:value-type="float">
            <text:p>34,4708484622</text:p>
          </table:table-cell>
          <table:table-cell office:value-type="float" office:value="6.60534157824" calcext:value-type="float">
            <text:p>6,6053415782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1.5457175956" calcext:value-type="float">
            <text:p>41,5457175956</text:p>
          </table:table-cell>
          <table:table-cell office:value-type="float" office:value="5.20836092514" calcext:value-type="float">
            <text:p>5,20836092514</text:p>
          </table:table-cell>
          <table:table-cell office:value-type="float" office:value="4.63504150583" calcext:value-type="float">
            <text:p>4,63504150583</text:p>
          </table:table-cell>
          <table:table-cell table:number-columns-repeated="4"/>
        </table:table-row>
        <table:table-row table:style-name="ro1">
          <table:table-cell table:style-name="ce1" office:value-type="float" office:value="0.0000385479415081" calcext:value-type="float">
            <text:p>3,85E-05</text:p>
          </table:table-cell>
          <table:table-cell office:value-type="float" office:value="4.24438772417" calcext:value-type="float">
            <text:p>4,24438772417</text:p>
          </table:table-cell>
          <table:table-cell office:value-type="float" office:value="4.05096048104" calcext:value-type="float">
            <text:p>4,05096048104</text:p>
          </table:table-cell>
          <table:table-cell table:number-columns-repeated="4"/>
        </table:table-row>
        <table:table-row table:style-name="ro1">
          <table:table-cell table:style-name="ce1" office:value-type="float" office:value="0.0000165251913455" calcext:value-type="float">
            <text:p>1,65E-05</text:p>
          </table:table-cell>
          <table:table-cell office:value-type="float" office:value="3.2589810916" calcext:value-type="float">
            <text:p>3,2589810916</text:p>
          </table:table-cell>
          <table:table-cell office:value-type="float" office:value="3.35709593179" calcext:value-type="float">
            <text:p>3,35709593179</text:p>
          </table:table-cell>
          <table:table-cell table:number-columns-repeated="4"/>
        </table:table-row>
        <table:table-row table:style-name="ro1">
          <table:table-cell table:style-name="ce1" office:value-type="float" office:value="0.00000996970750804" calcext:value-type="float">
            <text:p>9,97E-06</text:p>
          </table:table-cell>
          <table:table-cell office:value-type="float" office:value="3.14189206464" calcext:value-type="float">
            <text:p>3,14189206464</text:p>
          </table:table-cell>
          <table:table-cell office:value-type="float" office:value="1.99513930752" calcext:value-type="float">
            <text:p>1,99513930752</text:p>
          </table:table-cell>
          <table:table-cell table:number-columns-repeated="4"/>
        </table:table-row>
        <table:table-row table:style-name="ro1">
          <table:table-cell table:style-name="ce1" office:value-type="float" office:value="0.00000676675133783" calcext:value-type="float">
            <text:p>6,77E-06</text:p>
          </table:table-cell>
          <table:table-cell office:value-type="float" office:value="2.70576213305" calcext:value-type="float">
            <text:p>2,70576213305</text:p>
          </table:table-cell>
          <table:table-cell office:value-type="float" office:value="1.74897555573" calcext:value-type="float">
            <text:p>1,74897555573</text:p>
          </table:table-cell>
          <table:table-cell table:number-columns-repeated="4"/>
        </table:table-row>
        <table:table-row table:style-name="ro1">
          <table:table-cell table:style-name="ce1" office:value-type="float" office:value="0.00000526898410272" calcext:value-type="float">
            <text:p>5,27E-06</text:p>
          </table:table-cell>
          <table:table-cell office:value-type="float" office:value="2.44766159901" calcext:value-type="float">
            <text:p>2,44766159901</text:p>
          </table:table-cell>
          <table:table-cell office:value-type="float" office:value="1.65423246471" calcext:value-type="float">
            <text:p>1,65423246471</text:p>
          </table:table-cell>
          <table:table-cell table:number-columns-repeated="4"/>
        </table:table-row>
        <table:table-row table:style-name="ro1">
          <table:table-cell table:style-name="ce1" office:value-type="float" office:value="0.00000411528520185" calcext:value-type="float">
            <text:p>4,12E-06</text:p>
          </table:table-cell>
          <table:table-cell office:value-type="float" office:value="2.08713894357" calcext:value-type="float">
            <text:p>2,08713894357</text:p>
          </table:table-cell>
          <table:table-cell office:value-type="float" office:value="1.59096346475" calcext:value-type="float">
            <text:p>1,59096346475</text:p>
          </table:table-cell>
          <table:table-cell table:number-columns-repeated="4"/>
        </table:table-row>
        <table:table-row table:style-name="ro1">
          <table:table-cell table:style-name="ce1" office:value-type="float" office:value="0.00000381581413892" calcext:value-type="float">
            <text:p>3,82E-06</text:p>
          </table:table-cell>
          <table:table-cell office:value-type="float" office:value="1.95511611842" calcext:value-type="float">
            <text:p>1,95511611842</text:p>
          </table:table-cell>
          <table:table-cell office:value-type="float" office:value="1.45711010859" calcext:value-type="float">
            <text:p>1,45711010859</text:p>
          </table:table-cell>
          <table:table-cell table:number-columns-repeated="4"/>
        </table:table-row>
        <table:table-row table:style-name="ro1">
          <table:table-cell table:style-name="ce1" office:value-type="float" office:value="0.00000325226743265" calcext:value-type="float">
            <text:p>3,25E-06</text:p>
          </table:table-cell>
          <table:table-cell office:value-type="float" office:value="1.82264326918" calcext:value-type="float">
            <text:p>1,82264326918</text:p>
          </table:table-cell>
          <table:table-cell office:value-type="float" office:value="1.4267216217" calcext:value-type="float">
            <text:p>1,4267216217</text:p>
          </table:table-cell>
          <table:table-cell table:number-columns-repeated="4"/>
        </table:table-row>
        <table:table-row table:style-name="ro1">
          <table:table-cell table:style-name="ce1" office:value-type="float" office:value="0.00000312306958355" calcext:value-type="float">
            <text:p>3,12E-06</text:p>
          </table:table-cell>
          <table:table-cell office:value-type="float" office:value="1.71721850817" calcext:value-type="float">
            <text:p>1,71721850817</text:p>
          </table:table-cell>
          <table:table-cell office:value-type="float" office:value="1.33587351538" calcext:value-type="float">
            <text:p>1,33587351538</text:p>
          </table:table-cell>
          <table:table-cell table:number-columns-repeated="4"/>
        </table:table-row>
        <table:table-row table:style-name="ro1">
          <table:table-cell table:style-name="ce1" office:value-type="float" office:value="0.00000203592912053" calcext:value-type="float">
            <text:p>2,04E-06</text:p>
          </table:table-cell>
          <table:table-cell office:value-type="float" office:value="1.57846188768" calcext:value-type="float">
            <text:p>1,57846188768</text:p>
          </table:table-cell>
          <table:table-cell office:value-type="float" office:value="1.30315607591" calcext:value-type="float">
            <text:p>1,30315607591</text:p>
          </table:table-cell>
          <table:table-cell table:number-columns-repeated="4"/>
        </table:table-row>
        <table:table-row table:style-name="ro1">
          <table:table-cell table:style-name="ce1" office:value-type="float" office:value="0.00000180612469712" calcext:value-type="float">
            <text:p>1,81E-06</text:p>
          </table:table-cell>
          <table:table-cell office:value-type="float" office:value="1.51735065639" calcext:value-type="float">
            <text:p>1,51735065639</text:p>
          </table:table-cell>
          <table:table-cell office:value-type="float" office:value="1.25166556496" calcext:value-type="float">
            <text:p>1,25166556496</text:p>
          </table:table-cell>
          <table:table-cell table:number-columns-repeated="4"/>
        </table:table-row>
        <table:table-row table:style-name="ro1">
          <table:table-cell table:style-name="ce1" office:value-type="float" office:value="0.00000173779139435" calcext:value-type="float">
            <text:p>1,74E-06</text:p>
          </table:table-cell>
          <table:table-cell office:value-type="float" office:value="1.43567373477" calcext:value-type="float">
            <text:p>1,43567373477</text:p>
          </table:table-cell>
          <table:table-cell office:value-type="float" office:value="1.2111481025" calcext:value-type="float">
            <text:p>1,2111481025</text:p>
          </table:table-cell>
          <table:table-cell table:number-columns-repeated="4"/>
        </table:table-row>
        <table:table-row table:style-name="ro1">
          <table:table-cell table:style-name="ce1" office:value-type="float" office:value="0.00000138756344151" calcext:value-type="float">
            <text:p>1,39E-06</text:p>
          </table:table-cell>
          <table:table-cell office:value-type="float" office:value="1.32477536175" calcext:value-type="float">
            <text:p>1,32477536175</text:p>
          </table:table-cell>
          <table:table-cell office:value-type="float" office:value="1.15482278938" calcext:value-type="float">
            <text:p>1,15482278938</text:p>
          </table:table-cell>
          <table:table-cell table:number-columns-repeated="4"/>
        </table:table-row>
        <table:table-row table:style-name="ro1">
          <table:table-cell table:style-name="ce1" office:value-type="float" office:value="0.00000132528771025" calcext:value-type="float">
            <text:p>1,33E-06</text:p>
          </table:table-cell>
          <table:table-cell office:value-type="float" office:value="1.27380370204" calcext:value-type="float">
            <text:p>1,27380370204</text:p>
          </table:table-cell>
          <table:table-cell office:value-type="float" office:value="1.12550202671" calcext:value-type="float">
            <text:p>1,12550202671</text:p>
          </table:table-cell>
          <table:table-cell table:number-columns-repeated="4"/>
        </table:table-row>
        <table:table-row table:style-name="ro1">
          <table:table-cell table:style-name="ce1" office:value-type="float" office:value="0.00000124857860379" calcext:value-type="float">
            <text:p>1,25E-06</text:p>
          </table:table-cell>
          <table:table-cell office:value-type="float" office:value="1.23563037565" calcext:value-type="float">
            <text:p>1,23563037565</text:p>
          </table:table-cell>
          <table:table-cell office:value-type="float" office:value="1.07862322505" calcext:value-type="float">
            <text:p>1,07862322505</text:p>
          </table:table-cell>
          <table:table-cell table:number-columns-repeated="4"/>
        </table:table-row>
        <table:table-row table:style-name="ro1">
          <table:table-cell table:style-name="ce1" office:value-type="float" office:value="0.00000109473078907" calcext:value-type="float">
            <text:p>1,09E-06</text:p>
          </table:table-cell>
          <table:table-cell office:value-type="float" office:value="1.18378682469" calcext:value-type="float">
            <text:p>1,18378682469</text:p>
          </table:table-cell>
          <table:table-cell office:value-type="float" office:value="1.03252932082" calcext:value-type="float">
            <text:p>1,03252932082</text:p>
          </table:table-cell>
          <table:table-cell table:number-columns-repeated="4"/>
        </table:table-row>
        <table:table-row table:style-name="ro1">
          <table:table-cell table:style-name="ce1" office:value-type="float" office:value="0.00000106888353732" calcext:value-type="float">
            <text:p>1,07E-06</text:p>
          </table:table-cell>
          <table:table-cell office:value-type="float" office:value="1.11232752203" calcext:value-type="float">
            <text:p>1,11232752203</text:p>
          </table:table-cell>
          <table:table-cell office:value-type="float" office:value="1.02815710402" calcext:value-type="float">
            <text:p>1,02815710402</text:p>
          </table:table-cell>
          <table:table-cell table:number-columns-repeated="4"/>
        </table:table-row>
        <table:table-row table:style-name="ro1">
          <table:table-cell table:style-name="ce1" office:value-type="float" office:value="0.00000101395424728" calcext:value-type="float">
            <text:p>1,01E-06</text:p>
          </table:table-cell>
          <table:table-cell office:value-type="float" office:value="1.03790766708" calcext:value-type="float">
            <text:p>1,03790766708</text:p>
          </table:table-cell>
          <table:table-cell office:value-type="float" office:value="0.981431421962" calcext:value-type="float">
            <text:p>0,981431421962</text:p>
          </table:table-cell>
          <table:table-cell table:number-columns-repeated="4"/>
        </table:table-row>
        <table:table-row table:style-name="ro1">
          <table:table-cell table:style-name="ce1" office:value-type="float" office:value="0.000000930500256171" calcext:value-type="float">
            <text:p>9,31E-07</text:p>
          </table:table-cell>
          <table:table-cell office:value-type="float" office:value="0.931879965054" calcext:value-type="float">
            <text:p>0,931879965054</text:p>
          </table:table-cell>
          <table:table-cell office:value-type="float" office:value="0.967548146741" calcext:value-type="float">
            <text:p>0,967548146741</text:p>
          </table:table-cell>
          <table:table-cell table:number-columns-repeated="4"/>
        </table:table-row>
        <table:table-row table:style-name="ro1">
          <table:table-cell table:style-name="ce1" office:value-type="float" office:value="0.000000873604159489" calcext:value-type="float">
            <text:p>8,74E-07</text:p>
          </table:table-cell>
          <table:table-cell office:value-type="float" office:value="0.901667198577" calcext:value-type="float">
            <text:p>0,901667198577</text:p>
          </table:table-cell>
          <table:table-cell office:value-type="float" office:value="0.91265289633" calcext:value-type="float">
            <text:p>0,91265289633</text:p>
          </table:table-cell>
          <table:table-cell table:number-columns-repeated="4"/>
        </table:table-row>
        <table:table-row table:style-name="ro1">
          <table:table-cell table:style-name="ce1" office:value-type="float" office:value="0.00000085296796658" calcext:value-type="float">
            <text:p>8,53E-07</text:p>
          </table:table-cell>
          <table:table-cell office:value-type="float" office:value="0.876149586049" calcext:value-type="float">
            <text:p>0,876149586049</text:p>
          </table:table-cell>
          <table:table-cell office:value-type="float" office:value="0.892406064451" calcext:value-type="float">
            <text:p>0,892406064451</text:p>
          </table:table-cell>
          <table:table-cell table:number-columns-repeated="4"/>
        </table:table-row>
        <table:table-row table:style-name="ro1">
          <table:table-cell table:style-name="ce1" office:value-type="float" office:value="0.000000828080713054" calcext:value-type="float">
            <text:p>8,28E-07</text:p>
          </table:table-cell>
          <table:table-cell office:value-type="float" office:value="0.824743345652" calcext:value-type="float">
            <text:p>0,824743345652</text:p>
          </table:table-cell>
          <table:table-cell office:value-type="float" office:value="0.881614189122" calcext:value-type="float">
            <text:p>0,881614189122</text:p>
          </table:table-cell>
          <table:table-cell table:number-columns-repeated="4"/>
        </table:table-row>
        <table:table-row table:style-name="ro1">
          <table:table-cell table:style-name="ce1" office:value-type="float" office:value="0.000000766111289893" calcext:value-type="float">
            <text:p>7,66E-07</text:p>
          </table:table-cell>
          <table:table-cell office:value-type="float" office:value="0.7793123117" calcext:value-type="float">
            <text:p>0,7793123117</text:p>
          </table:table-cell>
          <table:table-cell office:value-type="float" office:value="0.856250471823" calcext:value-type="float">
            <text:p>0,856250471823</text:p>
          </table:table-cell>
          <table:table-cell table:number-columns-repeated="4"/>
        </table:table-row>
        <table:table-row table:style-name="ro1">
          <table:table-cell table:style-name="ce1" office:value-type="float" office:value="0.000000669444667124" calcext:value-type="float">
            <text:p>6,69E-07</text:p>
          </table:table-cell>
          <table:table-cell office:value-type="float" office:value="0.761824434893" calcext:value-type="float">
            <text:p>0,761824434893</text:p>
          </table:table-cell>
          <table:table-cell office:value-type="float" office:value="0.831928244847" calcext:value-type="float">
            <text:p>0,831928244847</text:p>
          </table:table-cell>
          <table:table-cell table:number-columns-repeated="4"/>
        </table:table-row>
        <table:table-row table:style-name="ro1">
          <table:table-cell table:style-name="ce1" office:value-type="float" office:value="0.000000655580168294" calcext:value-type="float">
            <text:p>6,56E-07</text:p>
          </table:table-cell>
          <table:table-cell office:value-type="float" office:value="0.746856430001" calcext:value-type="float">
            <text:p>0,746856430001</text:p>
          </table:table-cell>
          <table:table-cell office:value-type="float" office:value="0.813389056879" calcext:value-type="float">
            <text:p>0,813389056879</text:p>
          </table:table-cell>
          <table:table-cell table:number-columns-repeated="4"/>
        </table:table-row>
        <table:table-row table:style-name="ro1">
          <table:table-cell table:style-name="ce1" office:value-type="float" office:value="0.000000643683369007" calcext:value-type="float">
            <text:p>6,44E-07</text:p>
          </table:table-cell>
          <table:table-cell office:value-type="float" office:value="0.692536206981" calcext:value-type="float">
            <text:p>0,692536206981</text:p>
          </table:table-cell>
          <table:table-cell office:value-type="float" office:value="0.799447110434" calcext:value-type="float">
            <text:p>0,799447110434</text:p>
          </table:table-cell>
          <table:table-cell table:number-columns-repeated="4"/>
        </table:table-row>
        <table:table-row table:style-name="ro1">
          <table:table-cell table:style-name="ce1" office:value-type="float" office:value="0.000000614966672635" calcext:value-type="float">
            <text:p>6,15E-07</text:p>
          </table:table-cell>
          <table:table-cell office:value-type="float" office:value="0.684045286905" calcext:value-type="float">
            <text:p>0,684045286905</text:p>
          </table:table-cell>
          <table:table-cell office:value-type="float" office:value="0.7875820588" calcext:value-type="float">
            <text:p>0,7875820588</text:p>
          </table:table-cell>
          <table:table-cell table:number-columns-repeated="4"/>
        </table:table-row>
        <table:table-row table:style-name="ro1">
          <table:table-cell table:style-name="ce1" office:value-type="float" office:value="0.000000571530791533" calcext:value-type="float">
            <text:p>5,72E-07</text:p>
          </table:table-cell>
          <table:table-cell office:value-type="float" office:value="0.672760276186" calcext:value-type="float">
            <text:p>0,672760276186</text:p>
          </table:table-cell>
          <table:table-cell office:value-type="float" office:value="0.775058758329" calcext:value-type="float">
            <text:p>0,775058758329</text:p>
          </table:table-cell>
          <table:table-cell table:number-columns-repeated="4"/>
        </table:table-row>
        <table:table-row table:style-name="ro1">
          <table:table-cell table:style-name="ce1" office:value-type="float" office:value="0.000000524977478304" calcext:value-type="float">
            <text:p>5,25E-07</text:p>
          </table:table-cell>
          <table:table-cell office:value-type="float" office:value="0.644191190725" calcext:value-type="float">
            <text:p>0,644191190725</text:p>
          </table:table-cell>
          <table:table-cell office:value-type="float" office:value="0.768031789897" calcext:value-type="float">
            <text:p>0,768031789897</text:p>
          </table:table-cell>
          <table:table-cell table:number-columns-repeated="4"/>
        </table:table-row>
        <table:table-row table:style-name="ro1">
          <table:table-cell table:style-name="ce1" office:value-type="float" office:value="0.000000504994233361" calcext:value-type="float">
            <text:p>5,05E-07</text:p>
          </table:table-cell>
          <table:table-cell office:value-type="float" office:value="0.61411826815" calcext:value-type="float">
            <text:p>0,61411826815</text:p>
          </table:table-cell>
          <table:table-cell office:value-type="float" office:value="0.75737477582" calcext:value-type="float">
            <text:p>0,75737477582</text:p>
          </table:table-cell>
          <table:table-cell table:number-columns-repeated="4"/>
        </table:table-row>
        <table:table-row table:style-name="ro1">
          <table:table-cell table:style-name="ce1" office:value-type="float" office:value="0.000000489438460864" calcext:value-type="float">
            <text:p>4,89E-07</text:p>
          </table:table-cell>
          <table:table-cell office:value-type="float" office:value="0.553730499495" calcext:value-type="float">
            <text:p>0,553730499495</text:p>
          </table:table-cell>
          <table:table-cell office:value-type="float" office:value="0.73996833465" calcext:value-type="float">
            <text:p>0,73996833465</text:p>
          </table:table-cell>
          <table:table-cell table:number-columns-repeated="4"/>
        </table:table-row>
        <table:table-row table:style-name="ro1">
          <table:table-cell table:style-name="ce1" office:value-type="float" office:value="0.000000428632205337" calcext:value-type="float">
            <text:p>4,29E-07</text:p>
          </table:table-cell>
          <table:table-cell office:value-type="float" office:value="0.543637136018" calcext:value-type="float">
            <text:p>0,543637136018</text:p>
          </table:table-cell>
          <table:table-cell office:value-type="float" office:value="0.716779653646" calcext:value-type="float">
            <text:p>0,716779653646</text:p>
          </table:table-cell>
          <table:table-cell table:number-columns-repeated="4"/>
        </table:table-row>
        <table:table-row table:style-name="ro1">
          <table:table-cell table:style-name="ce1" office:value-type="float" office:value="0.000000393791914447" calcext:value-type="float">
            <text:p>3,94E-07</text:p>
          </table:table-cell>
          <table:table-cell office:value-type="float" office:value="0.513094134927" calcext:value-type="float">
            <text:p>0,513094134927</text:p>
          </table:table-cell>
          <table:table-cell office:value-type="float" office:value="0.705588415192" calcext:value-type="float">
            <text:p>0,705588415192</text:p>
          </table:table-cell>
          <table:table-cell table:number-columns-repeated="4"/>
        </table:table-row>
        <table:table-row table:style-name="ro1">
          <table:table-cell table:style-name="ce1" office:value-type="float" office:value="0.000000390347772562" calcext:value-type="float">
            <text:p>3,90E-07</text:p>
          </table:table-cell>
          <table:table-cell office:value-type="float" office:value="0.50911909127" calcext:value-type="float">
            <text:p>0,50911909127</text:p>
          </table:table-cell>
          <table:table-cell office:value-type="float" office:value="0.699728846334" calcext:value-type="float">
            <text:p>0,699728846334</text:p>
          </table:table-cell>
          <table:table-cell table:number-columns-repeated="4"/>
        </table:table-row>
        <table:table-row table:style-name="ro1">
          <table:table-cell table:style-name="ce1" office:value-type="float" office:value="0.000000348574224043" calcext:value-type="float">
            <text:p>3,49E-07</text:p>
          </table:table-cell>
          <table:table-cell office:value-type="float" office:value="0.4748138543" calcext:value-type="float">
            <text:p>0,4748138543</text:p>
          </table:table-cell>
          <table:table-cell office:value-type="float" office:value="0.696366742303" calcext:value-type="float">
            <text:p>0,696366742303</text:p>
          </table:table-cell>
          <table:table-cell table:number-columns-repeated="4"/>
        </table:table-row>
        <table:table-row table:style-name="ro1">
          <table:table-cell table:style-name="ce1" office:value-type="float" office:value="0.00000033601089735" calcext:value-type="float">
            <text:p>3,36E-07</text:p>
          </table:table-cell>
          <table:table-cell office:value-type="float" office:value="0.467620646026" calcext:value-type="float">
            <text:p>0,467620646026</text:p>
          </table:table-cell>
          <table:table-cell office:value-type="float" office:value="0.673696346145" calcext:value-type="float">
            <text:p>0,673696346145</text:p>
          </table:table-cell>
          <table:table-cell table:number-columns-repeated="4"/>
        </table:table-row>
        <table:table-row table:style-name="ro1">
          <table:table-cell table:style-name="ce1" office:value-type="float" office:value="0.000000227089673818" calcext:value-type="float">
            <text:p>2,27E-07</text:p>
          </table:table-cell>
          <table:table-cell office:value-type="float" office:value="0.448294609953" calcext:value-type="float">
            <text:p>0,448294609953</text:p>
          </table:table-cell>
          <table:table-cell office:value-type="float" office:value="0.664816757198" calcext:value-type="float">
            <text:p>0,664816757198</text:p>
          </table:table-cell>
          <table:table-cell table:number-columns-repeated="4"/>
        </table:table-row>
        <table:table-row table:style-name="ro1">
          <table:table-cell table:style-name="ce1" office:value-type="float" office:value="0.000000207736048888" calcext:value-type="float">
            <text:p>2,08E-07</text:p>
          </table:table-cell>
          <table:table-cell office:value-type="float" office:value="0.424364302948" calcext:value-type="float">
            <text:p>0,424364302948</text:p>
          </table:table-cell>
          <table:table-cell office:value-type="float" office:value="0.645073022624" calcext:value-type="float">
            <text:p>0,645073022624</text:p>
          </table:table-cell>
          <table:table-cell table:number-columns-repeated="4"/>
        </table:table-row>
        <table:table-row table:style-name="ro1">
          <table:table-cell table:style-name="ce1" office:value-type="float" office:value="0.000000161802881184" calcext:value-type="float">
            <text:p>1,62E-07</text:p>
          </table:table-cell>
          <table:table-cell office:value-type="float" office:value="0.403689537252" calcext:value-type="float">
            <text:p>0,403689537252</text:p>
          </table:table-cell>
          <table:table-cell office:value-type="float" office:value="0.634149654415" calcext:value-type="float">
            <text:p>0,634149654415</text:p>
          </table:table-cell>
          <table:table-cell table:number-columns-repeated="4"/>
        </table:table-row>
        <table:table-row table:style-name="ro1">
          <table:table-cell table:style-name="ce1" office:value-type="float" office:value="0.000000126832656631" calcext:value-type="float">
            <text:p>1,27E-07</text:p>
          </table:table-cell>
          <table:table-cell office:value-type="float" office:value="0.382849659945" calcext:value-type="float">
            <text:p>0,382849659945</text:p>
          </table:table-cell>
          <table:table-cell office:value-type="float" office:value="0.62491163105" calcext:value-type="float">
            <text:p>0,62491163105</text:p>
          </table:table-cell>
          <table:table-cell table:number-columns-repeated="4"/>
        </table:table-row>
        <table:table-row table:style-name="ro1">
          <table:table-cell table:style-name="ce1" office:value-type="float" office:value="0.0000000237118536183" calcext:value-type="float">
            <text:p>2,37E-08</text:p>
          </table:table-cell>
          <table:table-cell office:value-type="float" office:value="0.374699059282" calcext:value-type="float">
            <text:p>0,374699059282</text:p>
          </table:table-cell>
          <table:table-cell office:value-type="float" office:value="0.616427204314" calcext:value-type="float">
            <text:p>0,616427204314</text:p>
          </table:table-cell>
          <table:table-cell table:number-columns-repeated="4"/>
        </table:table-row>
        <table:table-row table:style-name="ro1">
          <table:table-cell table:style-name="ce1" office:value-type="float" office:value="0.000000022148170683" calcext:value-type="float">
            <text:p>2,21E-08</text:p>
          </table:table-cell>
          <table:table-cell office:value-type="float" office:value="0.361894806521" calcext:value-type="float">
            <text:p>0,361894806521</text:p>
          </table:table-cell>
          <table:table-cell office:value-type="float" office:value="0.613266397658" calcext:value-type="float">
            <text:p>0,613266397658</text:p>
          </table:table-cell>
          <table:table-cell table:number-columns-repeated="4"/>
        </table:table-row>
        <table:table-row table:style-name="ro1">
          <table:table-cell table:style-name="ce1" office:value-type="float" office:value="0.0000000000700878662856" calcext:value-type="float">
            <text:p>7,01E-11</text:p>
          </table:table-cell>
          <table:table-cell office:value-type="float" office:value="0.352256175404" calcext:value-type="float">
            <text:p>0,352256175404</text:p>
          </table:table-cell>
          <table:table-cell office:value-type="float" office:value="0.597958563708" calcext:value-type="float">
            <text:p>0,597958563708</text:p>
          </table:table-cell>
          <table:table-cell table:number-columns-repeated="4"/>
        </table:table-row>
        <table:table-row table:style-name="ro1">
          <table:table-cell table:style-name="ce1" office:value-type="float" office:value="0.0000000000612750191905" calcext:value-type="float">
            <text:p>6,13E-11</text:p>
          </table:table-cell>
          <table:table-cell office:value-type="float" office:value="0.34186619056" calcext:value-type="float">
            <text:p>0,34186619056</text:p>
          </table:table-cell>
          <table:table-cell office:value-type="float" office:value="0.590470281628" calcext:value-type="float">
            <text:p>0,590470281628</text:p>
          </table:table-cell>
          <table:table-cell table:number-columns-repeated="4"/>
        </table:table-row>
        <table:table-row table:style-name="ro1">
          <table:table-cell table:style-name="ce1" office:value-type="float" office:value="0.0000000000565227810922" calcext:value-type="float">
            <text:p>5,65E-11</text:p>
          </table:table-cell>
          <table:table-cell office:value-type="float" office:value="0.318450765237" calcext:value-type="float">
            <text:p>0,318450765237</text:p>
          </table:table-cell>
          <table:table-cell office:value-type="float" office:value="0.580468492162" calcext:value-type="float">
            <text:p>0,580468492162</text:p>
          </table:table-cell>
          <table:table-cell table:number-columns-repeated="4"/>
        </table:table-row>
        <table:table-row table:style-name="ro1">
          <table:table-cell table:style-name="ce1" office:value-type="float" office:value="0.000000000044770695567" calcext:value-type="float">
            <text:p>4,48E-11</text:p>
          </table:table-cell>
          <table:table-cell office:value-type="float" office:value="0.313584192607" calcext:value-type="float">
            <text:p>0,313584192607</text:p>
          </table:table-cell>
          <table:table-cell office:value-type="float" office:value="0.569658182132" calcext:value-type="float">
            <text:p>0,569658182132</text:p>
          </table:table-cell>
          <table:table-cell table:number-columns-repeated="4"/>
        </table:table-row>
        <table:table-row table:style-name="ro1">
          <table:table-cell table:style-name="ce1" office:value-type="float" office:value="0.0000000000219634713475" calcext:value-type="float">
            <text:p>2,20E-11</text:p>
          </table:table-cell>
          <table:table-cell office:value-type="float" office:value="0.297586016845" calcext:value-type="float">
            <text:p>0,297586016845</text:p>
          </table:table-cell>
          <table:table-cell office:value-type="float" office:value="0.563517504369" calcext:value-type="float">
            <text:p>0,563517504369</text:p>
          </table:table-cell>
          <table:table-cell table:number-columns-repeated="4"/>
        </table:table-row>
        <table:table-row table:style-name="ro1">
          <table:table-cell table:style-name="ce1" office:value-type="float" office:value="0.0000000000209492435045" calcext:value-type="float">
            <text:p>2,09E-11</text:p>
          </table:table-cell>
          <table:table-cell office:value-type="float" office:value="0.294887533611" calcext:value-type="float">
            <text:p>0,294887533611</text:p>
          </table:table-cell>
          <table:table-cell office:value-type="float" office:value="0.558823087796" calcext:value-type="float">
            <text:p>0,558823087796</text:p>
          </table:table-cell>
          <table:table-cell table:number-columns-repeated="4"/>
        </table:table-row>
        <table:table-row table:style-name="ro1">
          <table:table-cell table:style-name="ce1" office:value-type="float" office:value="0.0000000000190840666429" calcext:value-type="float">
            <text:p>1,91E-11</text:p>
          </table:table-cell>
          <table:table-cell office:value-type="float" office:value="0.279125301124" calcext:value-type="float">
            <text:p>0,279125301124</text:p>
          </table:table-cell>
          <table:table-cell office:value-type="float" office:value="0.549603655094" calcext:value-type="float">
            <text:p>0,549603655094</text:p>
          </table:table-cell>
          <table:table-cell table:number-columns-repeated="4"/>
        </table:table-row>
        <table:table-row table:style-name="ro1">
          <table:table-cell table:style-name="ce1" office:value-type="float" office:value="0.0000000000185234106226" calcext:value-type="float">
            <text:p>1,85E-11</text:p>
          </table:table-cell>
          <table:table-cell office:value-type="float" office:value="0.27551053856" calcext:value-type="float">
            <text:p>0,27551053856</text:p>
          </table:table-cell>
          <table:table-cell office:value-type="float" office:value="0.535615804096" calcext:value-type="float">
            <text:p>0,535615804096</text:p>
          </table:table-cell>
          <table:table-cell table:number-columns-repeated="4"/>
        </table:table-row>
        <table:table-row table:style-name="ro1">
          <table:table-cell table:style-name="ce1" office:value-type="float" office:value="0.0000000000144483244117" calcext:value-type="float">
            <text:p>1,44E-11</text:p>
          </table:table-cell>
          <table:table-cell office:value-type="float" office:value="0.270627333579" calcext:value-type="float">
            <text:p>0,270627333579</text:p>
          </table:table-cell>
          <table:table-cell office:value-type="float" office:value="0.529673000648" calcext:value-type="float">
            <text:p>0,529673000648</text:p>
          </table:table-cell>
          <table:table-cell table:number-columns-repeated="4"/>
        </table:table-row>
        <table:table-row table:style-name="ro1">
          <table:table-cell table:style-name="ce1" office:value-type="float" office:value="0.00000000000859061791861" calcext:value-type="float">
            <text:p>8,59E-12</text:p>
          </table:table-cell>
          <table:table-cell office:value-type="float" office:value="0.262593276183" calcext:value-type="float">
            <text:p>0,262593276183</text:p>
          </table:table-cell>
          <table:table-cell office:value-type="float" office:value="0.521454652453" calcext:value-type="float">
            <text:p>0,521454652453</text:p>
          </table:table-cell>
          <table:table-cell table:number-columns-repeated="4"/>
        </table:table-row>
        <table:table-row table:style-name="ro1">
          <table:table-cell table:style-name="ce1" office:value-type="float" office:value="0.00000000000848587288085" calcext:value-type="float">
            <text:p>8,49E-12</text:p>
          </table:table-cell>
          <table:table-cell office:value-type="float" office:value="0.254751411606" calcext:value-type="float">
            <text:p>0,254751411606</text:p>
          </table:table-cell>
          <table:table-cell office:value-type="float" office:value="0.513374822568" calcext:value-type="float">
            <text:p>0,513374822568</text:p>
          </table:table-cell>
          <table:table-cell table:number-columns-repeated="4"/>
        </table:table-row>
        <table:table-row table:style-name="ro1">
          <table:table-cell table:style-name="ce1" office:value-type="float" office:value="0.00000000000808806855619" calcext:value-type="float">
            <text:p>8,09E-12</text:p>
          </table:table-cell>
          <table:table-cell office:value-type="float" office:value="0.241367140814" calcext:value-type="float">
            <text:p>0,241367140814</text:p>
          </table:table-cell>
          <table:table-cell office:value-type="float" office:value="0.510963273226" calcext:value-type="float">
            <text:p>0,510963273226</text:p>
          </table:table-cell>
          <table:table-cell table:number-columns-repeated="4"/>
        </table:table-row>
        <table:table-row table:style-name="ro1">
          <table:table-cell table:style-name="ce1" office:value-type="float" office:value="0.00000000000711854342345" calcext:value-type="float">
            <text:p>7,12E-12</text:p>
          </table:table-cell>
          <table:table-cell office:value-type="float" office:value="0.234732724457" calcext:value-type="float">
            <text:p>0,234732724457</text:p>
          </table:table-cell>
          <table:table-cell office:value-type="float" office:value="0.506820862039" calcext:value-type="float">
            <text:p>0,506820862039</text:p>
          </table:table-cell>
          <table:table-cell table:number-columns-repeated="4"/>
        </table:table-row>
        <table:table-row table:style-name="ro1">
          <table:table-cell table:style-name="ce1" office:value-type="float" office:value="0.00000000000616364609025" calcext:value-type="float">
            <text:p>6,16E-12</text:p>
          </table:table-cell>
          <table:table-cell office:value-type="float" office:value="0.228818988943" calcext:value-type="float">
            <text:p>0,228818988943</text:p>
          </table:table-cell>
          <table:table-cell office:value-type="float" office:value="0.50173648496" calcext:value-type="float">
            <text:p>0,50173648496</text:p>
          </table:table-cell>
          <table:table-cell table:number-columns-repeated="4"/>
        </table:table-row>
        <table:table-row table:style-name="ro1">
          <table:table-cell table:style-name="ce1" office:value-type="float" office:value="0.00000000000570564314369" calcext:value-type="float">
            <text:p>5,71E-12</text:p>
          </table:table-cell>
          <table:table-cell office:value-type="float" office:value="0.221597078376" calcext:value-type="float">
            <text:p>0,221597078376</text:p>
          </table:table-cell>
          <table:table-cell office:value-type="float" office:value="0.495254192013" calcext:value-type="float">
            <text:p>0,495254192013</text:p>
          </table:table-cell>
          <table:table-cell table:number-columns-repeated="4"/>
        </table:table-row>
        <table:table-row table:style-name="ro1">
          <table:table-cell table:style-name="ce1" office:value-type="float" office:value="0.00000000000559364540796" calcext:value-type="float">
            <text:p>5,59E-12</text:p>
          </table:table-cell>
          <table:table-cell office:value-type="float" office:value="0.209338969029" calcext:value-type="float">
            <text:p>0,209338969029</text:p>
          </table:table-cell>
          <table:table-cell office:value-type="float" office:value="0.490714955172" calcext:value-type="float">
            <text:p>0,490714955172</text:p>
          </table:table-cell>
          <table:table-cell table:number-columns-repeated="4"/>
        </table:table-row>
        <table:table-row table:style-name="ro1">
          <table:table-cell table:style-name="ce1" office:value-type="float" office:value="0.00000000000501832488744" calcext:value-type="float">
            <text:p>5,02E-12</text:p>
          </table:table-cell>
          <table:table-cell office:value-type="float" office:value="0.205776597757" calcext:value-type="float">
            <text:p>0,205776597757</text:p>
          </table:table-cell>
          <table:table-cell office:value-type="float" office:value="0.476307164953" calcext:value-type="float">
            <text:p>0,476307164953</text:p>
          </table:table-cell>
          <table:table-cell table:number-columns-repeated="4"/>
        </table:table-row>
        <table:table-row table:style-name="ro1">
          <table:table-cell table:style-name="ce1" office:value-type="float" office:value="0.00000000000492491009126" calcext:value-type="float">
            <text:p>4,92E-12</text:p>
          </table:table-cell>
          <table:table-cell office:value-type="float" office:value="0.195123864098" calcext:value-type="float">
            <text:p>0,195123864098</text:p>
          </table:table-cell>
          <table:table-cell office:value-type="float" office:value="0.472962259311" calcext:value-type="float">
            <text:p>0,472962259311</text:p>
          </table:table-cell>
          <table:table-cell table:number-columns-repeated="4"/>
        </table:table-row>
        <table:table-row table:style-name="ro1">
          <table:table-cell table:style-name="ce1" office:value-type="float" office:value="0.0000000000045214687792" calcext:value-type="float">
            <text:p>4,52E-12</text:p>
          </table:table-cell>
          <table:table-cell office:value-type="float" office:value="0.187445784662" calcext:value-type="float">
            <text:p>0,187445784662</text:p>
          </table:table-cell>
          <table:table-cell office:value-type="float" office:value="0.470051229069" calcext:value-type="float">
            <text:p>0,470051229069</text:p>
          </table:table-cell>
          <table:table-cell table:number-columns-repeated="4"/>
        </table:table-row>
        <table:table-row table:style-name="ro1">
          <table:table-cell table:style-name="ce1" office:value-type="float" office:value="0.00000000000417455342246" calcext:value-type="float">
            <text:p>4,17E-12</text:p>
          </table:table-cell>
          <table:table-cell office:value-type="float" office:value="0.184766128775" calcext:value-type="float">
            <text:p>0,184766128775</text:p>
          </table:table-cell>
          <table:table-cell office:value-type="float" office:value="0.464155406425" calcext:value-type="float">
            <text:p>0,464155406425</text:p>
          </table:table-cell>
          <table:table-cell table:number-columns-repeated="4"/>
        </table:table-row>
        <table:table-row table:style-name="ro1">
          <table:table-cell table:style-name="ce1" office:value-type="float" office:value="0.00000000000400872225645" calcext:value-type="float">
            <text:p>4,01E-12</text:p>
          </table:table-cell>
          <table:table-cell office:value-type="float" office:value="0.182850918038" calcext:value-type="float">
            <text:p>0,182850918038</text:p>
          </table:table-cell>
          <table:table-cell office:value-type="float" office:value="0.462417072585" calcext:value-type="float">
            <text:p>0,462417072585</text:p>
          </table:table-cell>
          <table:table-cell table:number-columns-repeated="4"/>
        </table:table-row>
        <table:table-row table:style-name="ro1">
          <table:table-cell table:style-name="ce1" office:value-type="float" office:value="0.00000000000375882254547" calcext:value-type="float">
            <text:p>3,76E-12</text:p>
          </table:table-cell>
          <table:table-cell office:value-type="float" office:value="0.175298041724" calcext:value-type="float">
            <text:p>0,175298041724</text:p>
          </table:table-cell>
          <table:table-cell office:value-type="float" office:value="0.457749287453" calcext:value-type="float">
            <text:p>0,457749287453</text:p>
          </table:table-cell>
          <table:table-cell table:number-columns-repeated="4"/>
        </table:table-row>
        <table:table-row table:style-name="ro1">
          <table:table-cell table:style-name="ce1" office:value-type="float" office:value="0.00000000000365675727121" calcext:value-type="float">
            <text:p>3,66E-12</text:p>
          </table:table-cell>
          <table:table-cell office:value-type="float" office:value="0.169250013117" calcext:value-type="float">
            <text:p>0,169250013117</text:p>
          </table:table-cell>
          <table:table-cell office:value-type="float" office:value="0.451589500041" calcext:value-type="float">
            <text:p>0,451589500041</text:p>
          </table:table-cell>
          <table:table-cell table:number-columns-repeated="4"/>
        </table:table-row>
        <table:table-row table:style-name="ro1">
          <table:table-cell table:style-name="ce1" office:value-type="float" office:value="0.00000000000338275931065" calcext:value-type="float">
            <text:p>3,38E-12</text:p>
          </table:table-cell>
          <table:table-cell office:value-type="float" office:value="0.167273550713" calcext:value-type="float">
            <text:p>0,167273550713</text:p>
          </table:table-cell>
          <table:table-cell office:value-type="float" office:value="0.446413676862" calcext:value-type="float">
            <text:p>0,446413676862</text:p>
          </table:table-cell>
          <table:table-cell table:number-columns-repeated="4"/>
        </table:table-row>
        <table:table-row table:style-name="ro1">
          <table:table-cell table:style-name="ce1" office:value-type="float" office:value="0.00000000000332068926969" calcext:value-type="float">
            <text:p>3,32E-12</text:p>
          </table:table-cell>
          <table:table-cell office:value-type="float" office:value="0.154654738562" calcext:value-type="float">
            <text:p>0,154654738562</text:p>
          </table:table-cell>
          <table:table-cell office:value-type="float" office:value="0.44034810804" calcext:value-type="float">
            <text:p>0,44034810804</text:p>
          </table:table-cell>
          <table:table-cell table:number-columns-repeated="4"/>
        </table:table-row>
        <table:table-row table:style-name="ro1">
          <table:table-cell table:style-name="ce1" office:value-type="float" office:value="0.00000000000309242080617" calcext:value-type="float">
            <text:p>3,09E-12</text:p>
          </table:table-cell>
          <table:table-cell office:value-type="float" office:value="0.146016656483" calcext:value-type="float">
            <text:p>0,146016656483</text:p>
          </table:table-cell>
          <table:table-cell office:value-type="float" office:value="0.434798792523" calcext:value-type="float">
            <text:p>0,434798792523</text:p>
          </table:table-cell>
          <table:table-cell table:number-columns-repeated="4"/>
        </table:table-row>
        <table:table-row table:style-name="ro1">
          <table:table-cell table:style-name="ce1" office:value-type="float" office:value="0.00000000000286828298075" calcext:value-type="float">
            <text:p>2,87E-12</text:p>
          </table:table-cell>
          <table:table-cell office:value-type="float" office:value="0.144121852945" calcext:value-type="float">
            <text:p>0,144121852945</text:p>
          </table:table-cell>
          <table:table-cell office:value-type="float" office:value="0.423917280204" calcext:value-type="float">
            <text:p>0,423917280204</text:p>
          </table:table-cell>
          <table:table-cell table:number-columns-repeated="4"/>
        </table:table-row>
        <table:table-row table:style-name="ro1">
          <table:table-cell table:style-name="ce1" office:value-type="float" office:value="0.00000000000273882935189" calcext:value-type="float">
            <text:p>2,74E-12</text:p>
          </table:table-cell>
          <table:table-cell office:value-type="float" office:value="0.14078847747" calcext:value-type="float">
            <text:p>0,14078847747</text:p>
          </table:table-cell>
          <table:table-cell office:value-type="float" office:value="0.422690976142" calcext:value-type="float">
            <text:p>0,422690976142</text:p>
          </table:table-cell>
          <table:table-cell table:number-columns-repeated="4"/>
        </table:table-row>
        <table:table-row table:style-name="ro1">
          <table:table-cell table:style-name="ce1" office:value-type="float" office:value="0.00000000000268233413071" calcext:value-type="float">
            <text:p>2,68E-12</text:p>
          </table:table-cell>
          <table:table-cell office:value-type="float" office:value="0.133791717622" calcext:value-type="float">
            <text:p>0,133791717622</text:p>
          </table:table-cell>
          <table:table-cell office:value-type="float" office:value="0.419940450322" calcext:value-type="float">
            <text:p>0,419940450322</text:p>
          </table:table-cell>
          <table:table-cell table:number-columns-repeated="4"/>
        </table:table-row>
        <table:table-row table:style-name="ro1">
          <table:table-cell table:style-name="ce1" office:value-type="float" office:value="0.00000000000227892536535" calcext:value-type="float">
            <text:p>2,28E-12</text:p>
          </table:table-cell>
          <table:table-cell office:value-type="float" office:value="0.12509708168" calcext:value-type="float">
            <text:p>0,12509708168</text:p>
          </table:table-cell>
          <table:table-cell office:value-type="float" office:value="0.410995487446" calcext:value-type="float">
            <text:p>0,410995487446</text:p>
          </table:table-cell>
          <table:table-cell table:number-columns-repeated="4"/>
        </table:table-row>
        <table:table-row table:style-name="ro1">
          <table:table-cell table:style-name="ce1" office:value-type="float" office:value="0.00000000000220842512867" calcext:value-type="float">
            <text:p>2,21E-12</text:p>
          </table:table-cell>
          <table:table-cell office:value-type="float" office:value="0.123318552857" calcext:value-type="float">
            <text:p>0,123318552857</text:p>
          </table:table-cell>
          <table:table-cell office:value-type="float" office:value="0.406902322596" calcext:value-type="float">
            <text:p>0,406902322596</text:p>
          </table:table-cell>
          <table:table-cell table:number-columns-repeated="4"/>
        </table:table-row>
        <table:table-row table:style-name="ro1">
          <table:table-cell table:style-name="ce1" office:value-type="float" office:value="0.00000000000196975405315" calcext:value-type="float">
            <text:p>1,97E-12</text:p>
          </table:table-cell>
          <table:table-cell office:value-type="float" office:value="0.121314442123" calcext:value-type="float">
            <text:p>0,121314442123</text:p>
          </table:table-cell>
          <table:table-cell office:value-type="float" office:value="0.401796143276" calcext:value-type="float">
            <text:p>0,401796143276</text:p>
          </table:table-cell>
          <table:table-cell table:number-columns-repeated="4"/>
        </table:table-row>
        <table:table-row table:style-name="ro1">
          <table:table-cell table:style-name="ce1" office:value-type="float" office:value="0.00000000000174352776954" calcext:value-type="float">
            <text:p>1,74E-12</text:p>
          </table:table-cell>
          <table:table-cell office:value-type="float" office:value="0.11882938886" calcext:value-type="float">
            <text:p>0,11882938886</text:p>
          </table:table-cell>
          <table:table-cell office:value-type="float" office:value="0.394039215694" calcext:value-type="float">
            <text:p>0,394039215694</text:p>
          </table:table-cell>
          <table:table-cell table:number-columns-repeated="4"/>
        </table:table-row>
        <table:table-row table:style-name="ro1">
          <table:table-cell table:style-name="ce1" office:value-type="float" office:value="0.00000000000166915397136" calcext:value-type="float">
            <text:p>1,67E-12</text:p>
          </table:table-cell>
          <table:table-cell office:value-type="float" office:value="0.115058873515" calcext:value-type="float">
            <text:p>0,115058873515</text:p>
          </table:table-cell>
          <table:table-cell office:value-type="float" office:value="0.3929191876" calcext:value-type="float">
            <text:p>0,3929191876</text:p>
          </table:table-cell>
          <table:table-cell table:number-columns-repeated="4"/>
        </table:table-row>
        <table:table-row table:style-name="ro1">
          <table:table-cell table:style-name="ce1" office:value-type="float" office:value="0.00000000000161167029838" calcext:value-type="float">
            <text:p>1,61E-12</text:p>
          </table:table-cell>
          <table:table-cell office:value-type="float" office:value="0.111955826065" calcext:value-type="float">
            <text:p>0,111955826065</text:p>
          </table:table-cell>
          <table:table-cell office:value-type="float" office:value="0.379863684343" calcext:value-type="float">
            <text:p>0,379863684343</text:p>
          </table:table-cell>
          <table:table-cell table:number-columns-repeated="4"/>
        </table:table-row>
        <table:table-row table:style-name="ro1">
          <table:table-cell table:style-name="ce1" office:value-type="float" office:value="0.0000000000015349615552" calcext:value-type="float">
            <text:p>1,53E-12</text:p>
          </table:table-cell>
          <table:table-cell office:value-type="float" office:value="0.109342562044" calcext:value-type="float">
            <text:p>0,109342562044</text:p>
          </table:table-cell>
          <table:table-cell office:value-type="float" office:value="0.377015856589" calcext:value-type="float">
            <text:p>0,377015856589</text:p>
          </table:table-cell>
          <table:table-cell table:number-columns-repeated="4"/>
        </table:table-row>
        <table:table-row table:style-name="ro1">
          <table:table-cell table:style-name="ce1" office:value-type="float" office:value="0.000000000000896452053762" calcext:value-type="float">
            <text:p>8,96E-13</text:p>
          </table:table-cell>
          <table:table-cell office:value-type="float" office:value="0.103487991572" calcext:value-type="float">
            <text:p>0,103487991572</text:p>
          </table:table-cell>
          <table:table-cell office:value-type="float" office:value="0.37203734029" calcext:value-type="float">
            <text:p>0,37203734029</text:p>
          </table:table-cell>
          <table:table-cell table:number-columns-repeated="4"/>
        </table:table-row>
        <table:table-row table:style-name="ro1">
          <table:table-cell table:style-name="ce1" office:value-type="float" office:value="0.000000000000792035585967" calcext:value-type="float">
            <text:p>7,92E-13</text:p>
          </table:table-cell>
          <table:table-cell office:value-type="float" office:value="0.100569994952" calcext:value-type="float">
            <text:p>0,100569994952</text:p>
          </table:table-cell>
          <table:table-cell office:value-type="float" office:value="0.368913243629" calcext:value-type="float">
            <text:p>0,368913243629</text:p>
          </table:table-cell>
          <table:table-cell table:number-columns-repeated="4"/>
        </table:table-row>
        <table:table-row table:style-name="ro1">
          <table:table-cell table:style-name="ce1" office:value-type="float" office:value="1.15634140643E-029" calcext:value-type="float">
            <text:p>1,16E-29</text:p>
          </table:table-cell>
          <table:table-cell office:value-type="float" office:value="0.0977834144442" calcext:value-type="float">
            <text:p>0,0977834144442</text:p>
          </table:table-cell>
          <table:table-cell office:value-type="float" office:value="0.366831827108" calcext:value-type="float">
            <text:p>0,366831827108</text:p>
          </table:table-cell>
          <table:table-cell table:number-columns-repeated="4"/>
        </table:table-row>
        <table:table-row table:style-name="ro1">
          <table:table-cell table:style-name="ce1" office:value-type="float" office:value="5.78675549432E-031" calcext:value-type="float">
            <text:p>5,79E-31</text:p>
          </table:table-cell>
          <table:table-cell office:value-type="float" office:value="0.0952377077088" calcext:value-type="float">
            <text:p>0,0952377077088</text:p>
          </table:table-cell>
          <table:table-cell office:value-type="float" office:value="0.361579457442" calcext:value-type="float">
            <text:p>0,361579457442</text:p>
          </table:table-cell>
          <table:table-cell table:number-columns-repeated="4"/>
        </table:table-row>
        <table:table-row table:style-name="ro1">
          <table:table-cell table:style-name="ce1" office:value-type="float" office:value="5.78675549432E-031" calcext:value-type="float">
            <text:p>5,79E-31</text:p>
          </table:table-cell>
          <table:table-cell office:value-type="float" office:value="0.0922767507651" calcext:value-type="float">
            <text:p>0,0922767507651</text:p>
          </table:table-cell>
          <table:table-cell office:value-type="float" office:value="0.356741194655" calcext:value-type="float">
            <text:p>0,356741194655</text:p>
          </table:table-cell>
          <table:table-cell table:number-columns-repeated="4"/>
        </table:table-row>
        <table:table-row table:style-name="ro1">
          <table:table-cell table:style-name="ce1" office:value-type="float" office:value="5.78675549432E-031" calcext:value-type="float">
            <text:p>5,79E-31</text:p>
          </table:table-cell>
          <table:table-cell office:value-type="float" office:value="0.0909772407821" calcext:value-type="float">
            <text:p>0,0909772407821</text:p>
          </table:table-cell>
          <table:table-cell office:value-type="float" office:value="0.354916908165" calcext:value-type="float">
            <text:p>0,354916908165</text:p>
          </table:table-cell>
          <table:table-cell table:number-columns-repeated="4"/>
        </table:table-row>
        <table:table-row table:style-name="ro1">
          <table:table-cell table:style-name="ce1" office:value-type="float" office:value="5.78675549432E-031" calcext:value-type="float">
            <text:p>5,79E-31</text:p>
          </table:table-cell>
          <table:table-cell office:value-type="float" office:value="0.0886445487107" calcext:value-type="float">
            <text:p>0,0886445487107</text:p>
          </table:table-cell>
          <table:table-cell office:value-type="float" office:value="0.34733324419" calcext:value-type="float">
            <text:p>0,34733324419</text:p>
          </table:table-cell>
          <table:table-cell table:number-columns-repeated="4"/>
        </table:table-row>
        <table:table-row table:style-name="ro1">
          <table:table-cell table:style-name="ce1" office:value-type="float" office:value="5.78675549432E-031" calcext:value-type="float">
            <text:p>5,79E-31</text:p>
          </table:table-cell>
          <table:table-cell office:value-type="float" office:value="0.0836979201124" calcext:value-type="float">
            <text:p>0,0836979201124</text:p>
          </table:table-cell>
          <table:table-cell office:value-type="float" office:value="0.34000808957" calcext:value-type="float">
            <text:p>0,34000808957</text:p>
          </table:table-cell>
          <table:table-cell table:number-columns-repeated="4"/>
        </table:table-row>
        <table:table-row table:style-name="ro1">
          <table:table-cell table:style-name="ce1" office:value-type="float" office:value="5.78675549432E-031" calcext:value-type="float">
            <text:p>5,79E-31</text:p>
          </table:table-cell>
          <table:table-cell office:value-type="float" office:value="0.0805707597805" calcext:value-type="float">
            <text:p>0,0805707597805</text:p>
          </table:table-cell>
          <table:table-cell office:value-type="float" office:value="0.338881938591" calcext:value-type="float">
            <text:p>0,338881938591</text:p>
          </table:table-cell>
          <table:table-cell table:number-columns-repeated="4"/>
        </table:table-row>
        <table:table-row table:style-name="ro1">
          <table:table-cell table:style-name="ce1" office:value-type="float" office:value="5.78675549432E-031" calcext:value-type="float">
            <text:p>5,79E-31</text:p>
          </table:table-cell>
          <table:table-cell office:value-type="float" office:value="0.0777212324617" calcext:value-type="float">
            <text:p>0,0777212324617</text:p>
          </table:table-cell>
          <table:table-cell office:value-type="float" office:value="0.333651033472" calcext:value-type="float">
            <text:p>0,333651033472</text:p>
          </table:table-cell>
          <table:table-cell table:number-columns-repeated="4"/>
        </table:table-row>
        <table:table-row table:style-name="ro1">
          <table:table-cell table:style-name="ce1" office:value-type="float" office:value="5.78675549432E-031" calcext:value-type="float">
            <text:p>5,79E-31</text:p>
          </table:table-cell>
          <table:table-cell office:value-type="float" office:value="0.0740377880404" calcext:value-type="float">
            <text:p>0,0740377880404</text:p>
          </table:table-cell>
          <table:table-cell office:value-type="float" office:value="0.328665751792" calcext:value-type="float">
            <text:p>0,328665751792</text:p>
          </table:table-cell>
          <table:table-cell table:number-columns-repeated="4"/>
        </table:table-row>
        <table:table-row table:style-name="ro1">
          <table:table-cell table:style-name="ce1" office:value-type="float" office:value="5.78675549432E-031" calcext:value-type="float">
            <text:p>5,79E-31</text:p>
          </table:table-cell>
          <table:table-cell office:value-type="float" office:value="0.071273551108" calcext:value-type="float">
            <text:p>0,071273551108</text:p>
          </table:table-cell>
          <table:table-cell office:value-type="float" office:value="0.325803008366" calcext:value-type="float">
            <text:p>0,325803008366</text:p>
          </table:table-cell>
          <table:table-cell table:number-columns-repeated="4"/>
        </table:table-row>
        <table:table-row table:style-name="ro1">
          <table:table-cell table:style-name="ce1" office:value-type="float" office:value="5.78675549432E-031" calcext:value-type="float">
            <text:p>5,79E-31</text:p>
          </table:table-cell>
          <table:table-cell office:value-type="float" office:value="0.0693792561921" calcext:value-type="float">
            <text:p>0,0693792561921</text:p>
          </table:table-cell>
          <table:table-cell office:value-type="float" office:value="0.322689705008" calcext:value-type="float">
            <text:p>0,322689705008</text:p>
          </table:table-cell>
          <table:table-cell table:number-columns-repeated="4"/>
        </table:table-row>
        <table:table-row table:style-name="ro1">
          <table:table-cell table:style-name="ce1" office:value-type="float" office:value="3.16821586067E-034" calcext:value-type="float">
            <text:p>3,17E-34</text:p>
          </table:table-cell>
          <table:table-cell office:value-type="float" office:value="0.0680724346142" calcext:value-type="float">
            <text:p>0,0680724346142</text:p>
          </table:table-cell>
          <table:table-cell office:value-type="float" office:value="0.319442469526" calcext:value-type="float">
            <text:p>0,3194424695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664160262419" calcext:value-type="float">
            <text:p>0,0664160262419</text:p>
          </table:table-cell>
          <table:table-cell office:value-type="float" office:value="0.316653853532" calcext:value-type="float">
            <text:p>0,3166538535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644085043239" calcext:value-type="float">
            <text:p>0,0644085043239</text:p>
          </table:table-cell>
          <table:table-cell office:value-type="float" office:value="0.311968678414" calcext:value-type="float">
            <text:p>0,3119686784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637454047641" calcext:value-type="float">
            <text:p>0,0637454047641</text:p>
          </table:table-cell>
          <table:table-cell office:value-type="float" office:value="0.307344645231" calcext:value-type="float">
            <text:p>0,3073446452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620862479521" calcext:value-type="float">
            <text:p>0,0620862479521</text:p>
          </table:table-cell>
          <table:table-cell office:value-type="float" office:value="0.304225652281" calcext:value-type="float">
            <text:p>0,3042256522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601487277587" calcext:value-type="float">
            <text:p>0,0601487277587</text:p>
          </table:table-cell>
          <table:table-cell office:value-type="float" office:value="0.3028824488" calcext:value-type="float">
            <text:p>0,30288244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574074879369" calcext:value-type="float">
            <text:p>0,0574074879369</text:p>
          </table:table-cell>
          <table:table-cell office:value-type="float" office:value="0.298610651535" calcext:value-type="float">
            <text:p>0,2986106515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553312644185" calcext:value-type="float">
            <text:p>0,0553312644185</text:p>
          </table:table-cell>
          <table:table-cell office:value-type="float" office:value="0.297045781995" calcext:value-type="float">
            <text:p>0,2970457819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516366622642" calcext:value-type="float">
            <text:p>0,0516366622642</text:p>
          </table:table-cell>
          <table:table-cell office:value-type="float" office:value="0.295101759744" calcext:value-type="float">
            <text:p>0,2951017597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498392490074" calcext:value-type="float">
            <text:p>0,0498392490074</text:p>
          </table:table-cell>
          <table:table-cell office:value-type="float" office:value="0.285174499599" calcext:value-type="float">
            <text:p>0,2851744995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481446162605" calcext:value-type="float">
            <text:p>0,0481446162605</text:p>
          </table:table-cell>
          <table:table-cell office:value-type="float" office:value="0.282838371534" calcext:value-type="float">
            <text:p>0,2828383715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453651377462" calcext:value-type="float">
            <text:p>0,0453651377462</text:p>
          </table:table-cell>
          <table:table-cell office:value-type="float" office:value="0.281470743529" calcext:value-type="float">
            <text:p>0,2814707435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44974137039" calcext:value-type="float">
            <text:p>0,044974137039</text:p>
          </table:table-cell>
          <table:table-cell office:value-type="float" office:value="0.278943146522" calcext:value-type="float">
            <text:p>0,2789431465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419619858834" calcext:value-type="float">
            <text:p>0,0419619858834</text:p>
          </table:table-cell>
          <table:table-cell office:value-type="float" office:value="0.272218021841" calcext:value-type="float">
            <text:p>0,2722180218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407049773323" calcext:value-type="float">
            <text:p>0,0407049773323</text:p>
          </table:table-cell>
          <table:table-cell office:value-type="float" office:value="0.267538848695" calcext:value-type="float">
            <text:p>0,2675388486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398933788352" calcext:value-type="float">
            <text:p>0,0398933788352</text:p>
          </table:table-cell>
          <table:table-cell office:value-type="float" office:value="0.262956982593" calcext:value-type="float">
            <text:p>0,2629569825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373758412736" calcext:value-type="float">
            <text:p>0,0373758412736</text:p>
          </table:table-cell>
          <table:table-cell office:value-type="float" office:value="0.259960537652" calcext:value-type="float">
            <text:p>0,2599605376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368337966659" calcext:value-type="float">
            <text:p>0,0368337966659</text:p>
          </table:table-cell>
          <table:table-cell office:value-type="float" office:value="0.255246803549" calcext:value-type="float">
            <text:p>0,2552468035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363264820783" calcext:value-type="float">
            <text:p>0,0363264820783</text:p>
          </table:table-cell>
          <table:table-cell office:value-type="float" office:value="0.253401441224" calcext:value-type="float">
            <text:p>0,2534014412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344268337437" calcext:value-type="float">
            <text:p>0,0344268337437</text:p>
          </table:table-cell>
          <table:table-cell office:value-type="float" office:value="0.248928158973" calcext:value-type="float">
            <text:p>0,2489281589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340502203329" calcext:value-type="float">
            <text:p>0,0340502203329</text:p>
          </table:table-cell>
          <table:table-cell office:value-type="float" office:value="0.246091419026" calcext:value-type="float">
            <text:p>0,2460914190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3326215098" calcext:value-type="float">
            <text:p>0,03326215098</text:p>
          </table:table-cell>
          <table:table-cell office:value-type="float" office:value="0.243676423024" calcext:value-type="float">
            <text:p>0,2436764230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329738411207" calcext:value-type="float">
            <text:p>0,0329738411207</text:p>
          </table:table-cell>
          <table:table-cell office:value-type="float" office:value="0.238141893282" calcext:value-type="float">
            <text:p>0,2381418932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320911505927" calcext:value-type="float">
            <text:p>0,0320911505927</text:p>
          </table:table-cell>
          <table:table-cell office:value-type="float" office:value="0.236658370444" calcext:value-type="float">
            <text:p>0,2366583704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317358264751" calcext:value-type="float">
            <text:p>0,0317358264751</text:p>
          </table:table-cell>
          <table:table-cell office:value-type="float" office:value="0.233489994143" calcext:value-type="float">
            <text:p>0,2334899941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303386989093" calcext:value-type="float">
            <text:p>0,0303386989093</text:p>
          </table:table-cell>
          <table:table-cell office:value-type="float" office:value="0.227944382384" calcext:value-type="float">
            <text:p>0,2279443823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29973233252" calcext:value-type="float">
            <text:p>0,029973233252</text:p>
          </table:table-cell>
          <table:table-cell office:value-type="float" office:value="0.226066064919" calcext:value-type="float">
            <text:p>0,2260660649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289840392391" calcext:value-type="float">
            <text:p>0,0289840392391</text:p>
          </table:table-cell>
          <table:table-cell office:value-type="float" office:value="0.22310689923" calcext:value-type="float">
            <text:p>0,223106899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289234069645" calcext:value-type="float">
            <text:p>0,0289234069645</text:p>
          </table:table-cell>
          <table:table-cell office:value-type="float" office:value="0.22212840781" calcext:value-type="float">
            <text:p>0,222128407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285672053754" calcext:value-type="float">
            <text:p>0,0285672053754</text:p>
          </table:table-cell>
          <table:table-cell office:value-type="float" office:value="0.217393481885" calcext:value-type="float">
            <text:p>0,2173934818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266813473907" calcext:value-type="float">
            <text:p>0,0266813473907</text:p>
          </table:table-cell>
          <table:table-cell office:value-type="float" office:value="0.209624043266" calcext:value-type="float">
            <text:p>0,2096240432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26003198576" calcext:value-type="float">
            <text:p>0,026003198576</text:p>
          </table:table-cell>
          <table:table-cell office:value-type="float" office:value="0.203849252573" calcext:value-type="float">
            <text:p>0,2038492525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250638478705" calcext:value-type="float">
            <text:p>0,0250638478705</text:p>
          </table:table-cell>
          <table:table-cell office:value-type="float" office:value="0.199105147415" calcext:value-type="float">
            <text:p>0,1991051474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245819500778" calcext:value-type="float">
            <text:p>0,0245819500778</text:p>
          </table:table-cell>
          <table:table-cell office:value-type="float" office:value="0.189113633507" calcext:value-type="float">
            <text:p>0,1891136335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232308746612" calcext:value-type="float">
            <text:p>0,0232308746612</text:p>
          </table:table-cell>
          <table:table-cell office:value-type="float" office:value="0.188071676546" calcext:value-type="float">
            <text:p>0,1880716765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224546965095" calcext:value-type="float">
            <text:p>0,0224546965095</text:p>
          </table:table-cell>
          <table:table-cell office:value-type="float" office:value="0.181117426172" calcext:value-type="float">
            <text:p>0,1811174261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220973364103" calcext:value-type="float">
            <text:p>0,0220973364103</text:p>
          </table:table-cell>
          <table:table-cell office:value-type="float" office:value="0.17952346748" calcext:value-type="float">
            <text:p>0,179523467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217476778866" calcext:value-type="float">
            <text:p>0,0217476778866</text:p>
          </table:table-cell>
          <table:table-cell office:value-type="float" office:value="0.176148016534" calcext:value-type="float">
            <text:p>0,1761480165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212022089642" calcext:value-type="float">
            <text:p>0,0212022089642</text:p>
          </table:table-cell>
          <table:table-cell office:value-type="float" office:value="0.175043426451" calcext:value-type="float">
            <text:p>0,1750434264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2047763873" calcext:value-type="float">
            <text:p>0,02047763873</text:p>
          </table:table-cell>
          <table:table-cell office:value-type="float" office:value="0.1686701015" calcext:value-type="float">
            <text:p>0,16867010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97383039253" calcext:value-type="float">
            <text:p>0,0197383039253</text:p>
          </table:table-cell>
          <table:table-cell office:value-type="float" office:value="0.167623895799" calcext:value-type="float">
            <text:p>0,1676238957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89386234816" calcext:value-type="float">
            <text:p>0,0189386234816</text:p>
          </table:table-cell>
          <table:table-cell office:value-type="float" office:value="0.161154125218" calcext:value-type="float">
            <text:p>0,1611541252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85367425436" calcext:value-type="float">
            <text:p>0,0185367425436</text:p>
          </table:table-cell>
          <table:table-cell office:value-type="float" office:value="0.157740921691" calcext:value-type="float">
            <text:p>0,1577409216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81012969176" calcext:value-type="float">
            <text:p>0,0181012969176</text:p>
          </table:table-cell>
          <table:table-cell office:value-type="float" office:value="0.156865325109" calcext:value-type="float">
            <text:p>0,1568653251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76917196785" calcext:value-type="float">
            <text:p>0,0176917196785</text:p>
          </table:table-cell>
          <table:table-cell office:value-type="float" office:value="0.154854221372" calcext:value-type="float">
            <text:p>0,1548542213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74824064523" calcext:value-type="float">
            <text:p>0,0174824064523</text:p>
          </table:table-cell>
          <table:table-cell office:value-type="float" office:value="0.149532133345" calcext:value-type="float">
            <text:p>0,1495321333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64870159143" calcext:value-type="float">
            <text:p>0,0164870159143</text:p>
          </table:table-cell>
          <table:table-cell office:value-type="float" office:value="0.146931809327" calcext:value-type="float">
            <text:p>0,1469318093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6125219782" calcext:value-type="float">
            <text:p>0,016125219782</text:p>
          </table:table-cell>
          <table:table-cell office:value-type="float" office:value="0.145446353086" calcext:value-type="float">
            <text:p>0,1454463530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58105645513" calcext:value-type="float">
            <text:p>0,0158105645513</text:p>
          </table:table-cell>
          <table:table-cell office:value-type="float" office:value="0.144372423799" calcext:value-type="float">
            <text:p>0,1443724237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56379646189" calcext:value-type="float">
            <text:p>0,0156379646189</text:p>
          </table:table-cell>
          <table:table-cell office:value-type="float" office:value="0.141536667517" calcext:value-type="float">
            <text:p>0,1415366675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51519290618" calcext:value-type="float">
            <text:p>0,0151519290618</text:p>
          </table:table-cell>
          <table:table-cell office:value-type="float" office:value="0.138866278172" calcext:value-type="float">
            <text:p>0,1388662781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48081547378" calcext:value-type="float">
            <text:p>0,0148081547378</text:p>
          </table:table-cell>
          <table:table-cell office:value-type="float" office:value="0.13780147846" calcext:value-type="float">
            <text:p>0,137801478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47517166518" calcext:value-type="float">
            <text:p>0,0147517166518</text:p>
          </table:table-cell>
          <table:table-cell office:value-type="float" office:value="0.134026972965" calcext:value-type="float">
            <text:p>0,1340269729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43100491028" calcext:value-type="float">
            <text:p>0,0143100491028</text:p>
          </table:table-cell>
          <table:table-cell office:value-type="float" office:value="0.132955446059" calcext:value-type="float">
            <text:p>0,1329554460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40429435554" calcext:value-type="float">
            <text:p>0,0140429435554</text:p>
          </table:table-cell>
          <table:table-cell office:value-type="float" office:value="0.130070526825" calcext:value-type="float">
            <text:p>0,1300705268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35278574373" calcext:value-type="float">
            <text:p>0,0135278574373</text:p>
          </table:table-cell>
          <table:table-cell office:value-type="float" office:value="0.126672660899" calcext:value-type="float">
            <text:p>0,1266726608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33565682428" calcext:value-type="float">
            <text:p>0,0133565682428</text:p>
          </table:table-cell>
          <table:table-cell office:value-type="float" office:value="0.124836921211" calcext:value-type="float">
            <text:p>0,1248369212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3049457987" calcext:value-type="float">
            <text:p>0,013049457987</text:p>
          </table:table-cell>
          <table:table-cell office:value-type="float" office:value="0.123583375188" calcext:value-type="float">
            <text:p>0,1235833751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26401662003" calcext:value-type="float">
            <text:p>0,0126401662003</text:p>
          </table:table-cell>
          <table:table-cell office:value-type="float" office:value="0.122742496445" calcext:value-type="float">
            <text:p>0,1227424964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23430753407" calcext:value-type="float">
            <text:p>0,0123430753407</text:p>
          </table:table-cell>
          <table:table-cell office:value-type="float" office:value="0.120041651695" calcext:value-type="float">
            <text:p>0,1200416516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17424720578" calcext:value-type="float">
            <text:p>0,0117424720578</text:p>
          </table:table-cell>
          <table:table-cell office:value-type="float" office:value="0.118307182297" calcext:value-type="float">
            <text:p>0,1183071822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16873791019" calcext:value-type="float">
            <text:p>0,0116873791019</text:p>
          </table:table-cell>
          <table:table-cell office:value-type="float" office:value="0.118185376474" calcext:value-type="float">
            <text:p>0,1181853764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11794129036" calcext:value-type="float">
            <text:p>0,0111794129036</text:p>
          </table:table-cell>
          <table:table-cell office:value-type="float" office:value="0.115172364646" calcext:value-type="float">
            <text:p>0,1151723646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09220361275" calcext:value-type="float">
            <text:p>0,0109220361275</text:p>
          </table:table-cell>
          <table:table-cell office:value-type="float" office:value="0.114668813189" calcext:value-type="float">
            <text:p>0,1146688131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08971928856" calcext:value-type="float">
            <text:p>0,0108971928856</text:p>
          </table:table-cell>
          <table:table-cell office:value-type="float" office:value="0.111810285201" calcext:value-type="float">
            <text:p>0,1118102852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03443230911" calcext:value-type="float">
            <text:p>0,0103443230911</text:p>
          </table:table-cell>
          <table:table-cell office:value-type="float" office:value="0.109299587709" calcext:value-type="float">
            <text:p>0,1092995877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01450162853" calcext:value-type="float">
            <text:p>0,0101450162853</text:p>
          </table:table-cell>
          <table:table-cell office:value-type="float" office:value="0.108312304495" calcext:value-type="float">
            <text:p>0,1083123044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01057729034" calcext:value-type="float">
            <text:p>0,0101057729034</text:p>
          </table:table-cell>
          <table:table-cell office:value-type="float" office:value="0.107494687759" calcext:value-type="float">
            <text:p>0,1074946877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974481917938" calcext:value-type="float">
            <text:p>0,00974481917938</text:p>
          </table:table-cell>
          <table:table-cell office:value-type="float" office:value="0.106140231324" calcext:value-type="float">
            <text:p>0,1061402313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969821195399" calcext:value-type="float">
            <text:p>0,00969821195399</text:p>
          </table:table-cell>
          <table:table-cell office:value-type="float" office:value="0.105171134376" calcext:value-type="float">
            <text:p>0,1051711343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918879707068" calcext:value-type="float">
            <text:p>0,00918879707068</text:p>
          </table:table-cell>
          <table:table-cell office:value-type="float" office:value="0.103153679201" calcext:value-type="float">
            <text:p>0,1031536792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883766435544" calcext:value-type="float">
            <text:p>0,00883766435544</text:p>
          </table:table-cell>
          <table:table-cell office:value-type="float" office:value="0.102194630817" calcext:value-type="float">
            <text:p>0,1021946308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860507544887" calcext:value-type="float">
            <text:p>0,00860507544887</text:p>
          </table:table-cell>
          <table:table-cell office:value-type="float" office:value="0.100912605681" calcext:value-type="float">
            <text:p>0,1009126056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827499486044" calcext:value-type="float">
            <text:p>0,00827499486044</text:p>
          </table:table-cell>
          <table:table-cell office:value-type="float" office:value="0.0983644074986" calcext:value-type="float">
            <text:p>0,09836440749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88602896396" calcext:value-type="float">
            <text:p>0,00788602896396</text:p>
          </table:table-cell>
          <table:table-cell office:value-type="float" office:value="0.0977518492038" calcext:value-type="float">
            <text:p>0,09775184920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78016250378" calcext:value-type="float">
            <text:p>0,00778016250378</text:p>
          </table:table-cell>
          <table:table-cell office:value-type="float" office:value="0.0966537300269" calcext:value-type="float">
            <text:p>0,09665373002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741244523092" calcext:value-type="float">
            <text:p>0,00741244523092</text:p>
          </table:table-cell>
          <table:table-cell office:value-type="float" office:value="0.0957575564872" calcext:value-type="float">
            <text:p>0,09575755648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626274074938" calcext:value-type="float">
            <text:p>0,00626274074938</text:p>
          </table:table-cell>
          <table:table-cell office:value-type="float" office:value="0.0953350145362" calcext:value-type="float">
            <text:p>0,09533501453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569716356295" calcext:value-type="float">
            <text:p>0,00569716356295</text:p>
          </table:table-cell>
          <table:table-cell office:value-type="float" office:value="0.0932670803724" calcext:value-type="float">
            <text:p>0,09326708037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525223389946" calcext:value-type="float">
            <text:p>0,00525223389946</text:p>
          </table:table-cell>
          <table:table-cell office:value-type="float" office:value="0.0912755580975" calcext:value-type="float">
            <text:p>0,09127555809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491714353242" calcext:value-type="float">
            <text:p>0,00491714353242</text:p>
          </table:table-cell>
          <table:table-cell office:value-type="float" office:value="0.0906273238267" calcext:value-type="float">
            <text:p>0,09062732382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461716411004" calcext:value-type="float">
            <text:p>0,00461716411004</text:p>
          </table:table-cell>
          <table:table-cell office:value-type="float" office:value="0.0903741934105" calcext:value-type="float">
            <text:p>0,09037419341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435946112829" calcext:value-type="float">
            <text:p>0,00435946112829</text:p>
          </table:table-cell>
          <table:table-cell office:value-type="float" office:value="0.0894797939117" calcext:value-type="float">
            <text:p>0,08947979391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423951221369" calcext:value-type="float">
            <text:p>0,00423951221369</text:p>
          </table:table-cell>
          <table:table-cell office:value-type="float" office:value="0.0885309558917" calcext:value-type="float">
            <text:p>0,08853095589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370652489904" calcext:value-type="float">
            <text:p>0,00370652489904</text:p>
          </table:table-cell>
          <table:table-cell office:value-type="float" office:value="0.0876514121655" calcext:value-type="float">
            <text:p>0,08765141216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313951968242" calcext:value-type="float">
            <text:p>0,00313951968242</text:p>
          </table:table-cell>
          <table:table-cell office:value-type="float" office:value="0.0865036347073" calcext:value-type="float">
            <text:p>0,08650363470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273925677609" calcext:value-type="float">
            <text:p>0,00273925677609</text:p>
          </table:table-cell>
          <table:table-cell office:value-type="float" office:value="0.0846761575567" calcext:value-type="float">
            <text:p>0,08467615755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258316331183" calcext:value-type="float">
            <text:p>0,00258316331183</text:p>
          </table:table-cell>
          <table:table-cell office:value-type="float" office:value="0.083364506441" calcext:value-type="float">
            <text:p>0,0833645064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223039700627" calcext:value-type="float">
            <text:p>0,00223039700627</text:p>
          </table:table-cell>
          <table:table-cell office:value-type="float" office:value="0.0822665614002" calcext:value-type="float">
            <text:p>0,08226656140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213087580728" calcext:value-type="float">
            <text:p>0,00213087580728</text:p>
          </table:table-cell>
          <table:table-cell office:value-type="float" office:value="0.0819831346826" calcext:value-type="float">
            <text:p>0,08198313468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211338116638" calcext:value-type="float">
            <text:p>0,00211338116638</text:p>
          </table:table-cell>
          <table:table-cell office:value-type="float" office:value="0.0809593611239" calcext:value-type="float">
            <text:p>0,08095936112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208261046869" calcext:value-type="float">
            <text:p>0,00208261046869</text:p>
          </table:table-cell>
          <table:table-cell office:value-type="float" office:value="0.0797628776203" calcext:value-type="float">
            <text:p>0,07976287762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20149182599" calcext:value-type="float">
            <text:p>0,0020149182599</text:p>
          </table:table-cell>
          <table:table-cell office:value-type="float" office:value="0.0788741597423" calcext:value-type="float">
            <text:p>0,07887415974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182818824691" calcext:value-type="float">
            <text:p>0,00182818824691</text:p>
          </table:table-cell>
          <table:table-cell office:value-type="float" office:value="0.0785094011512" calcext:value-type="float">
            <text:p>0,07850940115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177430949359" calcext:value-type="float">
            <text:p>0,00177430949359</text:p>
          </table:table-cell>
          <table:table-cell office:value-type="float" office:value="0.0777997847299" calcext:value-type="float">
            <text:p>0,07779978472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175732543597" calcext:value-type="float">
            <text:p>0,00175732543597</text:p>
          </table:table-cell>
          <table:table-cell office:value-type="float" office:value="0.0771637853749" calcext:value-type="float">
            <text:p>0,07716378537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164910968598" calcext:value-type="float">
            <text:p>0,00164910968598</text:p>
          </table:table-cell>
          <table:table-cell office:value-type="float" office:value="0.0767793580455" calcext:value-type="float">
            <text:p>0,07677935804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16454845856" calcext:value-type="float">
            <text:p>0,0016454845856</text:p>
          </table:table-cell>
          <table:table-cell office:value-type="float" office:value="0.0757948847615" calcext:value-type="float">
            <text:p>0,07579488476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162604961762" calcext:value-type="float">
            <text:p>0,00162604961762</text:p>
          </table:table-cell>
          <table:table-cell office:value-type="float" office:value="0.074687184994" calcext:value-type="float">
            <text:p>0,0746871849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152655400786" calcext:value-type="float">
            <text:p>0,00152655400786</text:p>
          </table:table-cell>
          <table:table-cell office:value-type="float" office:value="0.072750262621" calcext:value-type="float">
            <text:p>0,0727502626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149606515922" calcext:value-type="float">
            <text:p>0,00149606515922</text:p>
          </table:table-cell>
          <table:table-cell office:value-type="float" office:value="0.0717831994461" calcext:value-type="float">
            <text:p>0,07178319944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145419163808" calcext:value-type="float">
            <text:p>0,00145419163808</text:p>
          </table:table-cell>
          <table:table-cell office:value-type="float" office:value="0.0713195683782" calcext:value-type="float">
            <text:p>0,07131956837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141303025968" calcext:value-type="float">
            <text:p>0,00141303025968</text:p>
          </table:table-cell>
          <table:table-cell office:value-type="float" office:value="0.0694933281273" calcext:value-type="float">
            <text:p>0,06949332812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128481447265" calcext:value-type="float">
            <text:p>0,00128481447265</text:p>
          </table:table-cell>
          <table:table-cell office:value-type="float" office:value="0.0678208183944" calcext:value-type="float">
            <text:p>0,06782081839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120593032569" calcext:value-type="float">
            <text:p>0,00120593032569</text:p>
          </table:table-cell>
          <table:table-cell office:value-type="float" office:value="0.0670256803859" calcext:value-type="float">
            <text:p>0,06702568038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116994204153" calcext:value-type="float">
            <text:p>0,00116994204153</text:p>
          </table:table-cell>
          <table:table-cell office:value-type="float" office:value="0.0668690861948" calcext:value-type="float">
            <text:p>0,06686908619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108760701551" calcext:value-type="float">
            <text:p>0,00108760701551</text:p>
          </table:table-cell>
          <table:table-cell office:value-type="float" office:value="0.0666003786161" calcext:value-type="float">
            <text:p>0,06660037861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10054662208" calcext:value-type="float">
            <text:p>0,0010054662208</text:p>
          </table:table-cell>
          <table:table-cell office:value-type="float" office:value="0.0650047077048" calcext:value-type="float">
            <text:p>0,06500470770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0975912881897" calcext:value-type="float">
            <text:p>0,000975912881897</text:p>
          </table:table-cell>
          <table:table-cell office:value-type="float" office:value="0.0640363504943" calcext:value-type="float">
            <text:p>0,06403635049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0897669799989" calcext:value-type="float">
            <text:p>0,000897669799989</text:p>
          </table:table-cell>
          <table:table-cell office:value-type="float" office:value="0.0627475959652" calcext:value-type="float">
            <text:p>0,06274759596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0866797142388" calcext:value-type="float">
            <text:p>0,000866797142388</text:p>
          </table:table-cell>
          <table:table-cell office:value-type="float" office:value="0.0620153024584" calcext:value-type="float">
            <text:p>0,06201530245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0814282634035" calcext:value-type="float">
            <text:p>0,000814282634035</text:p>
          </table:table-cell>
          <table:table-cell office:value-type="float" office:value="0.0611028131795" calcext:value-type="float">
            <text:p>0,06110281317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0743526768696" calcext:value-type="float">
            <text:p>0,000743526768696</text:p>
          </table:table-cell>
          <table:table-cell office:value-type="float" office:value="0.0599061385701" calcext:value-type="float">
            <text:p>0,05990613857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0665050026168" calcext:value-type="float">
            <text:p>0,000665050026168</text:p>
          </table:table-cell>
          <table:table-cell office:value-type="float" office:value="0.0598722163498" calcext:value-type="float">
            <text:p>0,05987221634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0647253723961" calcext:value-type="float">
            <text:p>0,000647253723961</text:p>
          </table:table-cell>
          <table:table-cell office:value-type="float" office:value="0.0584727802149" calcext:value-type="float">
            <text:p>0,05847278021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0621128336965" calcext:value-type="float">
            <text:p>0,000621128336965</text:p>
          </table:table-cell>
          <table:table-cell office:value-type="float" office:value="0.0581706170791" calcext:value-type="float">
            <text:p>0,05817061707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0607731367502" calcext:value-type="float">
            <text:p>0,000607731367502</text:p>
          </table:table-cell>
          <table:table-cell office:value-type="float" office:value="0.057425399503" calcext:value-type="float">
            <text:p>0,0574253995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0580890919008" calcext:value-type="float">
            <text:p>0,000580890919008</text:p>
          </table:table-cell>
          <table:table-cell office:value-type="float" office:value="0.0569038883931" calcext:value-type="float">
            <text:p>0,05690388839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0566938740079" calcext:value-type="float">
            <text:p>0,000566938740079</text:p>
          </table:table-cell>
          <table:table-cell office:value-type="float" office:value="0.0558113956689" calcext:value-type="float">
            <text:p>0,05581139566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0327000617244" calcext:value-type="float">
            <text:p>0,000327000617244</text:p>
          </table:table-cell>
          <table:table-cell office:value-type="float" office:value="0.0551273430478" calcext:value-type="float">
            <text:p>0,05512734304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0312150381169" calcext:value-type="float">
            <text:p>0,000312150381169</text:p>
          </table:table-cell>
          <table:table-cell office:value-type="float" office:value="0.05435018164" calcext:value-type="float">
            <text:p>0,054350181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0238033401076" calcext:value-type="float">
            <text:p>0,000238033401076</text:p>
          </table:table-cell>
          <table:table-cell office:value-type="float" office:value="0.0537445539479" calcext:value-type="float">
            <text:p>0,05374455394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0232622546246" calcext:value-type="float">
            <text:p>0,000232622546246</text:p>
          </table:table-cell>
          <table:table-cell office:value-type="float" office:value="0.0530681608936" calcext:value-type="float">
            <text:p>0,05306816089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0219591092974" calcext:value-type="float">
            <text:p>0,000219591092974</text:p>
          </table:table-cell>
          <table:table-cell office:value-type="float" office:value="0.0519096229506" calcext:value-type="float">
            <text:p>0,05190962295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0213035805359" calcext:value-type="float">
            <text:p>0,000213035805359</text:p>
          </table:table-cell>
          <table:table-cell office:value-type="float" office:value="0.0514935700491" calcext:value-type="float">
            <text:p>0,05149357004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020429527273" calcext:value-type="float">
            <text:p>0,00020429527273</text:p>
          </table:table-cell>
          <table:table-cell office:value-type="float" office:value="0.0502839105287" calcext:value-type="float">
            <text:p>0,05028391052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0191887609791" calcext:value-type="float">
            <text:p>0,000191887609791</text:p>
          </table:table-cell>
          <table:table-cell office:value-type="float" office:value="0.0500185948939" calcext:value-type="float">
            <text:p>0,05001859489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0160584682594" calcext:value-type="float">
            <text:p>0,000160584682594</text:p>
          </table:table-cell>
          <table:table-cell office:value-type="float" office:value="0.0482334810075" calcext:value-type="float">
            <text:p>0,04823348100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0141898712316" calcext:value-type="float">
            <text:p>0,000141898712316</text:p>
          </table:table-cell>
          <table:table-cell office:value-type="float" office:value="0.0477596851872" calcext:value-type="float">
            <text:p>0,04775968518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0105601572344" calcext:value-type="float">
            <text:p>0,000105601572344</text:p>
          </table:table-cell>
          <table:table-cell office:value-type="float" office:value="0.0474643333551" calcext:value-type="float">
            <text:p>0,04746433335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0100548943105" calcext:value-type="float">
            <text:p>0,000100548943105</text:p>
          </table:table-cell>
          <table:table-cell office:value-type="float" office:value="0.0469216975496" calcext:value-type="float">
            <text:p>0,0469216975496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0.0000750875878593" calcext:value-type="float">
            <text:p>7,51E-05</text:p>
          </table:table-cell>
          <table:table-cell office:value-type="float" office:value="0.0460225064194" calcext:value-type="float">
            <text:p>0,0460225064194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0.0000703082489577" calcext:value-type="float">
            <text:p>7,03E-05</text:p>
          </table:table-cell>
          <table:table-cell office:value-type="float" office:value="0.0452721151084" calcext:value-type="float">
            <text:p>0,0452721151084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0.0000670572261765" calcext:value-type="float">
            <text:p>6,71E-05</text:p>
          </table:table-cell>
          <table:table-cell office:value-type="float" office:value="0.0433817590638" calcext:value-type="float">
            <text:p>0,0433817590638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0.0000653629309352" calcext:value-type="float">
            <text:p>6,54E-05</text:p>
          </table:table-cell>
          <table:table-cell office:value-type="float" office:value="0.0428945900949" calcext:value-type="float">
            <text:p>0,0428945900949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0.0000586447157759" calcext:value-type="float">
            <text:p>5,86E-05</text:p>
          </table:table-cell>
          <table:table-cell office:value-type="float" office:value="0.0427282836768" calcext:value-type="float">
            <text:p>0,0427282836768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0.0000491113571386" calcext:value-type="float">
            <text:p>4,91E-05</text:p>
          </table:table-cell>
          <table:table-cell office:value-type="float" office:value="0.0423079575083" calcext:value-type="float">
            <text:p>0,0423079575083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0.0000451735521084" calcext:value-type="float">
            <text:p>4,52E-05</text:p>
          </table:table-cell>
          <table:table-cell office:value-type="float" office:value="0.0409675604634" calcext:value-type="float">
            <text:p>0,0409675604634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0.0000397311166798" calcext:value-type="float">
            <text:p>3,97E-05</text:p>
          </table:table-cell>
          <table:table-cell office:value-type="float" office:value="0.0403969519925" calcext:value-type="float">
            <text:p>0,0403969519925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0.000037281438826" calcext:value-type="float">
            <text:p>3,73E-05</text:p>
          </table:table-cell>
          <table:table-cell office:value-type="float" office:value="0.0392752183858" calcext:value-type="float">
            <text:p>0,0392752183858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0.0000274887901554" calcext:value-type="float">
            <text:p>2,75E-05</text:p>
          </table:table-cell>
          <table:table-cell office:value-type="float" office:value="0.0392287357688" calcext:value-type="float">
            <text:p>0,0392287357688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0.0000259465307506" calcext:value-type="float">
            <text:p>2,59E-05</text:p>
          </table:table-cell>
          <table:table-cell office:value-type="float" office:value="0.0379617613479" calcext:value-type="float">
            <text:p>0,0379617613479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0.0000236384760649" calcext:value-type="float">
            <text:p>2,36E-05</text:p>
          </table:table-cell>
          <table:table-cell office:value-type="float" office:value="0.0378893717764" calcext:value-type="float">
            <text:p>0,0378893717764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4.30115277882E-019" calcext:value-type="float">
            <text:p>4,30E-19</text:p>
          </table:table-cell>
          <table:table-cell office:value-type="float" office:value="0.0371764957297" calcext:value-type="float">
            <text:p>0,0371764957297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4.07461569279E-019" calcext:value-type="float">
            <text:p>4,07E-19</text:p>
          </table:table-cell>
          <table:table-cell office:value-type="float" office:value="0.0364084162091" calcext:value-type="float">
            <text:p>0,036408416209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356456977681" calcext:value-type="float">
            <text:p>0,035645697768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346706397355" calcext:value-type="float">
            <text:p>0,034670639735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334833594016" calcext:value-type="float">
            <text:p>0,03348335940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330225851202" calcext:value-type="float">
            <text:p>0,033022585120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318913148551" calcext:value-type="float">
            <text:p>0,031891314855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297281529012" calcext:value-type="float">
            <text:p>0,0297281529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28705767932" calcext:value-type="float">
            <text:p>0,02870576793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27988075909" calcext:value-type="float">
            <text:p>0,0279880759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264208074027" calcext:value-type="float">
            <text:p>0,02642080740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248414317769" calcext:value-type="float">
            <text:p>0,024841431776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223690680614" calcext:value-type="float">
            <text:p>0,02236906806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185828410432" calcext:value-type="float">
            <text:p>0,018582841043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180094378027" calcext:value-type="float">
            <text:p>0,01800943780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174397342149" calcext:value-type="float">
            <text:p>0,017439734214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171981313743" calcext:value-type="float">
            <text:p>0,01719813137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165002536204" calcext:value-type="float">
            <text:p>0,016500253620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157018258782" calcext:value-type="float">
            <text:p>0,015701825878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151178516103" calcext:value-type="float">
            <text:p>0,015117851610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149542028884" calcext:value-type="float">
            <text:p>0,014954202888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144887821958" calcext:value-type="float">
            <text:p>0,01448878219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139976606176" calcext:value-type="float">
            <text:p>0,013997660617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139751434533" calcext:value-type="float">
            <text:p>0,013975143453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137569094006" calcext:value-type="float">
            <text:p>0,0137569094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132942494698" calcext:value-type="float">
            <text:p>0,013294249469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131482846291" calcext:value-type="float">
            <text:p>0,013148284629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12797882197" calcext:value-type="float">
            <text:p>0,01279788219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127325795135" calcext:value-type="float">
            <text:p>0,012732579513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126221823078" calcext:value-type="float">
            <text:p>0,012622182307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120591634251" calcext:value-type="float">
            <text:p>0,012059163425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119315430338" calcext:value-type="float">
            <text:p>0,01193154303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116882603046" calcext:value-type="float">
            <text:p>0,011688260304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116324714949" calcext:value-type="float">
            <text:p>0,011632471494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115146020789" calcext:value-type="float">
            <text:p>0,011514602078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111625400876" calcext:value-type="float">
            <text:p>0,011162540087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110617427623" calcext:value-type="float">
            <text:p>0,011061742762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110107539526" calcext:value-type="float">
            <text:p>0,011010753952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108197791984" calcext:value-type="float">
            <text:p>0,010819779198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105419021451" calcext:value-type="float">
            <text:p>0,010541902145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10460511013" calcext:value-type="float">
            <text:p>0,010460511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103968617636" calcext:value-type="float">
            <text:p>0,010396861763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103271019741" calcext:value-type="float">
            <text:p>0,01032710197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10180339486" calcext:value-type="float">
            <text:p>0,01018033948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989216217087" calcext:value-type="float">
            <text:p>0,0098921621708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979110385463" calcext:value-type="float">
            <text:p>0,009791103854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963871244574" calcext:value-type="float">
            <text:p>0,0096387124457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952332960224" calcext:value-type="float">
            <text:p>0,0095233296022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943983927316" calcext:value-type="float">
            <text:p>0,009439839273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931323887889" calcext:value-type="float">
            <text:p>0,0093132388788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9267220182" calcext:value-type="float">
            <text:p>0,00926722018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916244138789" calcext:value-type="float">
            <text:p>0,0091624413878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897383554873" calcext:value-type="float">
            <text:p>0,0089738355487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885334703564" calcext:value-type="float">
            <text:p>0,0088533470356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877999122736" calcext:value-type="float">
            <text:p>0,0087799912273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864840367027" calcext:value-type="float">
            <text:p>0,008648403670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855816497634" calcext:value-type="float">
            <text:p>0,0085581649763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843115371594" calcext:value-type="float">
            <text:p>0,0084311537159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840714156557" calcext:value-type="float">
            <text:p>0,0084071415655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829826323549" calcext:value-type="float">
            <text:p>0,0082982632354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814483765348" calcext:value-type="float">
            <text:p>0,008144837653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811002159374" calcext:value-type="float">
            <text:p>0,0081100215937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799222750668" calcext:value-type="float">
            <text:p>0,0079922275066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78930974507" calcext:value-type="float">
            <text:p>0,00789309745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779568574097" calcext:value-type="float">
            <text:p>0,0077956857409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775855088194" calcext:value-type="float">
            <text:p>0,0077585508819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753930015072" calcext:value-type="float">
            <text:p>0,0075393001507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74147668052" calcext:value-type="float">
            <text:p>0,007414766805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724628531884" calcext:value-type="float">
            <text:p>0,0072462853188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722789816148" calcext:value-type="float">
            <text:p>0,007227898161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713811441988" calcext:value-type="float">
            <text:p>0,0071381144198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707227106147" calcext:value-type="float">
            <text:p>0,0070722710614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69539534245" calcext:value-type="float">
            <text:p>0,006953953424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691171193413" calcext:value-type="float">
            <text:p>0,006911711934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674608533887" calcext:value-type="float">
            <text:p>0,0067460853388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661054799919" calcext:value-type="float">
            <text:p>0,0066105479991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657272178685" calcext:value-type="float">
            <text:p>0,0065727217868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646279810376" calcext:value-type="float">
            <text:p>0,0064627981037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643271167795" calcext:value-type="float">
            <text:p>0,0064327116779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636822198258" calcext:value-type="float">
            <text:p>0,006368221982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622089850172" calcext:value-type="float">
            <text:p>0,0062208985017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617957368997" calcext:value-type="float">
            <text:p>0,0061795736899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612234705247" calcext:value-type="float">
            <text:p>0,0061223470524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607691233523" calcext:value-type="float">
            <text:p>0,0060769123352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595351132645" calcext:value-type="float">
            <text:p>0,0059535113264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589793748493" calcext:value-type="float">
            <text:p>0,0058979374849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57931541296" calcext:value-type="float">
            <text:p>0,005793154129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571597599518" calcext:value-type="float">
            <text:p>0,005715975995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568428714411" calcext:value-type="float">
            <text:p>0,005684287144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565795628214" calcext:value-type="float">
            <text:p>0,005657956282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56275320971" calcext:value-type="float">
            <text:p>0,005627532097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545580581834" calcext:value-type="float">
            <text:p>0,0054558058183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541491481141" calcext:value-type="float">
            <text:p>0,005414914811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539581869046" calcext:value-type="float">
            <text:p>0,0053958186904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528331213661" calcext:value-type="float">
            <text:p>0,0052833121366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518202730606" calcext:value-type="float">
            <text:p>0,005182027306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511739375893" calcext:value-type="float">
            <text:p>0,0051173937589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506586421456" calcext:value-type="float">
            <text:p>0,0050658642145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499489583883" calcext:value-type="float">
            <text:p>0,0049948958388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49333726627" calcext:value-type="float">
            <text:p>0,00493337266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49019938379" calcext:value-type="float">
            <text:p>0,004901993837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485966873121" calcext:value-type="float">
            <text:p>0,0048596687312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477927631105" calcext:value-type="float">
            <text:p>0,004779276311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470883415124" calcext:value-type="float">
            <text:p>0,0047088341512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464690672479" calcext:value-type="float">
            <text:p>0,0046469067247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456198305146" calcext:value-type="float">
            <text:p>0,0045619830514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449972926713" calcext:value-type="float">
            <text:p>0,004499729267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44278421982" calcext:value-type="float">
            <text:p>0,004427842198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439888632249" calcext:value-type="float">
            <text:p>0,0043988863224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439291110044" calcext:value-type="float">
            <text:p>0,004392911100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432166970618" calcext:value-type="float">
            <text:p>0,004321669706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428920367209" calcext:value-type="float">
            <text:p>0,004289203672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423474357646" calcext:value-type="float">
            <text:p>0,0042347435764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419337968758" calcext:value-type="float">
            <text:p>0,004193379687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411396569906" calcext:value-type="float">
            <text:p>0,004113965699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407184512244" calcext:value-type="float">
            <text:p>0,004071845122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400967942524" calcext:value-type="float">
            <text:p>0,0040096794252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395757408152" calcext:value-type="float">
            <text:p>0,0039575740815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389793322546" calcext:value-type="float">
            <text:p>0,0038979332254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386907928754" calcext:value-type="float">
            <text:p>0,0038690792875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381146734598" calcext:value-type="float">
            <text:p>0,0038114673459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379300118156" calcext:value-type="float">
            <text:p>0,0037930011815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368641502063" calcext:value-type="float">
            <text:p>0,003686415020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366374757628" calcext:value-type="float">
            <text:p>0,0036637475762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363435148343" calcext:value-type="float">
            <text:p>0,003634351483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355556990493" calcext:value-type="float">
            <text:p>0,0035555699049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35189631582" calcext:value-type="float">
            <text:p>0,003518963158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346572207183" calcext:value-type="float">
            <text:p>0,0034657220718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343956198264" calcext:value-type="float">
            <text:p>0,0034395619826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340866426077" calcext:value-type="float">
            <text:p>0,0034086642607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339229977337" calcext:value-type="float">
            <text:p>0,003392299773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338485626334" calcext:value-type="float">
            <text:p>0,0033848562633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330730477887" calcext:value-type="float">
            <text:p>0,0033073047788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319996863979" calcext:value-type="float">
            <text:p>0,0031999686397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318289665055" calcext:value-type="float">
            <text:p>0,0031828966505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310419718329" calcext:value-type="float">
            <text:p>0,0031041971832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307805096595" calcext:value-type="float">
            <text:p>0,0030780509659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304995911673" calcext:value-type="float">
            <text:p>0,0030499591167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296716324163" calcext:value-type="float">
            <text:p>0,002967163241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292963033395" calcext:value-type="float">
            <text:p>0,0029296303339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288418829392" calcext:value-type="float">
            <text:p>0,0028841882939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286829689268" calcext:value-type="float">
            <text:p>0,0028682968926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284248758356" calcext:value-type="float">
            <text:p>0,0028424875835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279849538121" calcext:value-type="float">
            <text:p>0,0027984953812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272153434389" calcext:value-type="float">
            <text:p>0,0027215343438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271275329981" calcext:value-type="float">
            <text:p>0,0027127532998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269337552627" calcext:value-type="float">
            <text:p>0,002693375526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258889193244" calcext:value-type="float">
            <text:p>0,002588891932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254874146152" calcext:value-type="float">
            <text:p>0,0025487414615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249690666696" calcext:value-type="float">
            <text:p>0,0024969066669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24592455955" calcext:value-type="float">
            <text:p>0,002459245595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237910914656" calcext:value-type="float">
            <text:p>0,0023791091465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234828137683" calcext:value-type="float">
            <text:p>0,0023482813768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227760450214" calcext:value-type="float">
            <text:p>0,002277604502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22269896468" calcext:value-type="float">
            <text:p>0,002226989646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219365032451" calcext:value-type="float">
            <text:p>0,0021936503245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213806395421" calcext:value-type="float">
            <text:p>0,0021380639542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198123470781" calcext:value-type="float">
            <text:p>0,0019812347078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162654637918" calcext:value-type="float">
            <text:p>0,001626546379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159458690923" calcext:value-type="float">
            <text:p>0,0015945869092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0680404542327" calcext:value-type="float">
            <text:p>0,0006804045423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0622128324142" calcext:value-type="float">
            <text:p>0,00062212832414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float" office:value="0.00000035321240352" calcext:value-type="float">
            <text:p>3,53E-07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float" office:value="0.000000119828428462" calcext:value-type="float">
            <text:p>1,20E-0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3T16:09:48.627088821</meta:creation-date>
    <dc:date>2017-10-03T16:16:43.348151466</dc:date>
    <meta:editing-duration>PT6M55S</meta:editing-duration>
    <meta:editing-cycles>1</meta:editing-cycles>
    <meta:document-statistic meta:table-count="1" meta:cell-count="741" meta:object-count="0"/>
    <meta:generator>LibreOffice/5.2.2.2$Linux_X86_64 LibreOffice_project/20m0$Build-2</meta:generator>
  </office:meta>
</office:document-meta>
</file>